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faaf" officeooo:paragraph-rsid="0015faaf"/>
    </style:style>
    <style:style style:name="P2" style:family="paragraph" style:parent-style-name="Standard">
      <style:text-properties officeooo:rsid="001888cc" officeooo:paragraph-rsid="001888cc"/>
    </style:style>
    <style:style style:name="P3" style:family="paragraph" style:parent-style-name="Standard">
      <style:text-properties officeooo:rsid="002339e8" officeooo:paragraph-rsid="002339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 imdb;</text:p>
      <text:p text:style-name="Standard"/>
      <text:p text:style-name="Standard">/* Now that you have imported the data sets, let’s explore some of the tables. </text:p>
      <text:p text:style-name="Standard"><text:s/>To begin with, it is beneficial to know the shape of the tables and whether any column has null values.</text:p>
      <text:p text:style-name="Standard"><text:s/>Further in this segment, you will take a look at 'movies' and 'genre' tables.*/</text:p>
      <text:p text:style-name="Standard"/>
      <text:p text:style-name="Standard"/>
      <text:p text:style-name="Standard"/>
      <text:p text:style-name="Standard">-- Segment 1:</text:p>
      <text:p text:style-name="Standard"/>
      <text:p text:style-name="Standard"/>
      <text:p text:style-name="Standard"/>
      <text:p text:style-name="Standard"/>
      <text:p text:style-name="Standard">-- Q1. Find the total number of rows in each table of the schema?</text:p>
      <text:p text:style-name="Standard">-- Type your code below:</text:p>
      <text:p text:style-name="P1">1.practice=# select count(*) from movie ;</text:p>
      <text:p text:style-name="P1"><text:s/>count </text:p>
      <text:p text:style-name="P1">-------</text:p>
      <text:p text:style-name="P1"><text:s text:c="2"/>7997</text:p>
      <text:p text:style-name="P1">(1 row)</text:p>
      <text:p text:style-name="Standard"/>
      <text:p text:style-name="P1">2.practice=# select count(*) from genre ;</text:p>
      <text:p text:style-name="P1"><text:s/>count </text:p>
      <text:p text:style-name="P1">-------</text:p>
      <text:p text:style-name="P1"><text:s/>14662</text:p>
      <text:p text:style-name="P1">(1 row)</text:p>
      <text:p text:style-name="P1"/>
      <text:p text:style-name="P1">3.practice=# select count(*) from director_mapping ;</text:p>
      <text:p text:style-name="P1"><text:s/>count </text:p>
      <text:p text:style-name="P1">-------</text:p>
      <text:p text:style-name="P1"><text:s text:c="2"/>3867</text:p>
      <text:p text:style-name="P1">(1 row)</text:p>
      <text:p text:style-name="Standard"/>
      <text:p text:style-name="Standard"/>
      <text:p text:style-name="Standard"/>
      <text:p text:style-name="Standard">-- Q2. Which columns in the movie table have null values?</text:p>
      <text:p text:style-name="Standard">-- Type your code below:</text:p>
      <text:p text:style-name="Standard"/>
      <text:p text:style-name="Standard">practice=# select * from movie where title = null and year = null and date_published = null and duration = null and country = null and 'movie.worldwide_groos_income' = null and languages = null and production_company = null;</text:p>
      <text:p text:style-name="Standard"/>
      <text:p text:style-name="Standard">id | title | year | date_published | duration | country | worlwide_gross_income | languages | production_company </text:p>
      <text:p text:style-name="Standard">----+-------+------+----------------+----------+---------+-----------------------+-----------+--------------------</text:p>
      <text:p text:style-name="Standard">(0 rows)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-- Now as you can see four columns of the movie table has null values. Let's look at the at the movies released each year. </text:p>
      <text:p text:style-name="Standard">-- Q3. Find the total number of movies released each year? How does the trend look month wise? (Output expected)</text:p>
      <text:p text:style-name="Standard"/>
      <text:p text:style-name="Standard">/* Output format for the first part:</text:p>
      <text:p text:style-name="Standard"/>
      <text:p text:style-name="Standard">+---------------+-------------------+</text:p>
      <text:p text:style-name="Standard">| Year<text:tab/><text:tab/><text:tab/>|<text:tab/>number_of_movies|</text:p>
      <text:p text:style-name="Standard">+-------------------+----------------</text:p>
      <text:p text:style-name="Standard">|<text:tab/>2017<text:tab/><text:tab/>|<text:tab/>2134<text:tab/><text:tab/><text:tab/>|</text:p>
      <text:p text:style-name="Standard">|<text:tab/>2018<text:tab/><text:tab/>|<text:tab/><text:tab/>.<text:tab/><text:tab/><text:tab/>|</text:p>
      <text:p text:style-name="Standard">|<text:tab/>2019<text:tab/><text:tab/>|<text:tab/><text:tab/>.<text:tab/><text:tab/><text:tab/>|</text:p>
      <text:p text:style-name="Standard">+---------------+-------------------+</text:p>
      <text:p text:style-name="P2">Actual o/p:-</text:p>
      <text:p text:style-name="P2"/>
      <text:p text:style-name="P2">practice=# select year as release_year, count(title) as number_of_movies from movie group by year;</text:p>
      <text:p text:style-name="P2"><text:s/>release_year | number_of_movies </text:p>
      <text:p text:style-name="P2">--------------+------------------</text:p>
      <text:p text:style-name="P2"><text:s text:c="9"/>2018 | <text:s text:c="12"/>2944</text:p>
      <text:p text:style-name="P2"><text:s text:c="9"/>2017 | <text:s text:c="12"/>3052</text:p>
      <text:p text:style-name="P2"><text:s text:c="9"/>2019 | <text:s text:c="12"/>2001</text:p>
      <text:p text:style-name="P2">(3 rows)</text:p>
      <text:p text:style-name="P2"/>
      <text:p text:style-name="Standard"/>
      <text:p text:style-name="Standard">Output format for the second part of the question:</text:p>
      <text:p text:style-name="Standard">+---------------+-------------------+</text:p>
      <text:p text:style-name="Standard">|<text:tab/>month_num<text:tab/>|<text:tab/>number_of_movies|</text:p>
      <text:p text:style-name="Standard">+---------------+----------------</text:p>
      <text:p text:style-name="Standard">|<text:tab/>1<text:tab/><text:tab/><text:tab/>|<text:tab/> 134<text:tab/><text:tab/><text:tab/>|</text:p>
      <text:p text:style-name="Standard">|<text:tab/>2<text:tab/><text:tab/><text:tab/>|<text:tab/> 231<text:tab/><text:tab/><text:tab/>|</text:p>
      <text:p text:style-name="Standard">|<text:tab/>.<text:tab/><text:tab/><text:tab/>|<text:tab/><text:tab/>.<text:tab/><text:tab/><text:tab/>|</text:p>
      <text:p text:style-name="Standard">+---------------+-------------------+ */</text:p>
      <text:p text:style-name="Standard">-- Type your code below:</text:p>
      <text:p text:style-name="Standard"/>
      <text:p text:style-name="Standard">practice=# select date_trunc('month', date_published)month_num,count(title) as number_of_movies from movie group by month_num order by month_num; </text:p>
      <text:p text:style-name="Standard">practice=# </text:p>
      <text:p text:style-name="Standard"/>
      <text:p text:style-name="Standard"><text:s text:c="9"/>month_num <text:s text:c="8"/>| number_of_movies </text:p>
      <text:p text:style-name="Standard">---------------------------+------------------</text:p>
      <text:p text:style-name="Standard"><text:s/>2017-01-01 00:00:00+05:30 | <text:s text:c="13"/>291</text:p>
      <text:p text:style-name="Standard"><text:s/>2017-02-01 00:00:00+05:30 | <text:s text:c="13"/>228</text:p>
      <text:p text:style-name="Standard"><text:s/>2017-03-01 00:00:00+05:30 | <text:s text:c="13"/>298</text:p>
      <text:p text:style-name="Standard"><text:s/>2017-04-01 00:00:00+05:30 | <text:s text:c="13"/>249</text:p>
      <text:p text:style-name="Standard"><text:s/>2017-05-01 00:00:00+05:30 | <text:s text:c="13"/>205</text:p>
      <text:p text:style-name="Standard"><text:s/>2017-06-01 00:00:00+05:30 | <text:s text:c="13"/>226</text:p>
      <text:p text:style-name="Standard"><text:s/>2017-07-01 00:00:00+05:30 | <text:s text:c="13"/>188</text:p>
      <text:p text:style-name="Standard"><text:s/>2017-08-01 00:00:00+05:30 | <text:s text:c="13"/>246</text:p>
      <text:p text:style-name="Standard"><text:s/>2017-09-01 00:00:00+05:30 | <text:s text:c="13"/>327</text:p>
      <text:p text:style-name="Standard"><text:soft-page-break/><text:s/>2017-10-01 00:00:00+05:30 | <text:s text:c="13"/>303</text:p>
      <text:p text:style-name="Standard"><text:s/>2017-11-01 00:00:00+05:30 | <text:s text:c="13"/>276</text:p>
      <text:p text:style-name="Standard"><text:s/>2017-12-01 00:00:00+05:30 | <text:s text:c="13"/>215</text:p>
      <text:p text:style-name="Standard"><text:s/>2018-01-01 00:00:00+05:30 | <text:s text:c="13"/>302</text:p>
      <text:p text:style-name="Standard"><text:s/>2018-02-01 00:00:00+05:30 | <text:s text:c="13"/>215</text:p>
      <text:p text:style-name="Standard"><text:s/>2018-03-01 00:00:00+05:30 | <text:s text:c="13"/>285</text:p>
      <text:p text:style-name="Standard"><text:s/>2018-04-01 00:00:00+05:30 | <text:s text:c="13"/>247</text:p>
      <text:p text:style-name="Standard"><text:s/>2018-05-01 00:00:00+05:30 | <text:s text:c="13"/>229</text:p>
      <text:p text:style-name="Standard"><text:s/>2018-06-01 00:00:00+05:30 | <text:s text:c="13"/>193</text:p>
      <text:p text:style-name="Standard"><text:s/>2018-07-01 00:00:00+05:30 | <text:s text:c="13"/>167</text:p>
      <text:p text:style-name="Standard"><text:s/>2018-08-01 00:00:00+05:30 | <text:s text:c="13"/>247</text:p>
      <text:p text:style-name="Standard"><text:s/>2018-09-01 00:00:00+05:30 | <text:s text:c="13"/>276</text:p>
      <text:p text:style-name="Standard"><text:s/>2018-10-01 00:00:00+05:30 | <text:s text:c="13"/>324</text:p>
      <text:p text:style-name="Standard"><text:s/>2018-11-01 00:00:00+05:30 | <text:s text:c="13"/>252</text:p>
      <text:p text:style-name="Standard"><text:s/>2018-12-01 00:00:00+05:30 | <text:s text:c="13"/>207</text:p>
      <text:p text:style-name="Standard">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/*The highest number of movies is produced in the month of March.</text:p>
      <text:p text:style-name="Standard">So, now that you have understood the month-wise trend of movies, let’s take a look at the other details in the movies table. </text:p>
      <text:p text:style-name="Standard">We know USA and India produces huge number of movies each year. Lets find the number of movies produced by USA or India for the last year.*/</text:p>
      <text:p text:style-name="Standard"><text:s text:c="2"/></text:p>
      <text:p text:style-name="Standard">-- Q4. How many movies were produced in the USA or India in the year 2019??</text:p>
      <text:p text:style-name="Standard">-- Type your code below:</text:p>
      <text:p text:style-name="Standard"/>
      <text:p text:style-name="Standard">practice=# select country,count(title) as total_number_of_movies from movie where (country ilike 'india' or country ilike 'usa')and year=2019 group by country;</text:p>
      <text:p text:style-name="Standard"><text:s/>country | total_number_of_movies </text:p>
      <text:p text:style-name="Standard">---------+------------------------</text:p>
      <text:p text:style-name="Standard"><text:s/>India <text:s text:c="2"/>| <text:s text:c="19"/>295</text:p>
      <text:p text:style-name="Standard"><text:s/>USA <text:s text:c="4"/>| <text:s text:c="19"/>592</text:p>
      <text:p text:style-name="Standard">(2 rows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/* USA and India produced more than a thousand movies(you know the exact number!) in the year 2019.</text:p>
      <text:p text:style-name="Standard"><text:soft-page-break/>Exploring table Genre would be fun!! </text:p>
      <text:p text:style-name="Standard">Let’s find out the different genres in the dataset.*/</text:p>
      <text:p text:style-name="Standard"/>
      <text:p text:style-name="Standard">-- Q5. Find the unique list of the genres present in the data set?</text:p>
      <text:p text:style-name="Standard">-- Type your code below:</text:p>
      <text:p text:style-name="Standard"/>
      <text:p text:style-name="Standard">practice=# select distinct genre from genre ;</text:p>
      <text:p text:style-name="Standard"><text:s text:c="3"/>genre <text:s text:c="2"/></text:p>
      <text:p text:style-name="Standard">-----------</text:p>
      <text:p text:style-name="Standard"><text:s/>Crime</text:p>
      <text:p text:style-name="Standard"><text:s/>Romance</text:p>
      <text:p text:style-name="Standard"><text:s/>Horror</text:p>
      <text:p text:style-name="Standard"><text:s/>Drama</text:p>
      <text:p text:style-name="Standard"><text:s/>Action</text:p>
      <text:p text:style-name="Standard"><text:s/>Mystery</text:p>
      <text:p text:style-name="Standard"><text:s/>Fantasy</text:p>
      <text:p text:style-name="Standard"><text:s/>Thriller</text:p>
      <text:p text:style-name="Standard"><text:s/>Sci-Fi</text:p>
      <text:p text:style-name="Standard"><text:s/>Comedy</text:p>
      <text:p text:style-name="Standard"><text:s/>Adventure</text:p>
      <text:p text:style-name="Standard"><text:s/>Others</text:p>
      <text:p text:style-name="Standard"><text:s/>Family</text:p>
      <text:p text:style-name="Standard">(13 rows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/* So, RSVP Movies plans to make a movie of one of these genres.</text:p>
      <text:p text:style-name="Standard">Now, wouldn’t you want to know which genre had the highest number of movies produced in the last year?</text:p>
      <text:p text:style-name="Standard">Combining both the movie and genres table can give more interesting insights. */</text:p>
      <text:p text:style-name="Standard"/>
      <text:p text:style-name="Standard">-- Q6.Which genre had the highest number of movies produced overall?</text:p>
      <text:p text:style-name="Standard">-- Type your code below:</text:p>
      <text:p text:style-name="Standard"/>
      <text:p text:style-name="Standard">practice=# select count(genre),genre from movie full outer join genre on id=movie_id group by genre order by count desc;</text:p>
      <text:p text:style-name="Standard"><text:s/>count | <text:s text:c="2"/>genre <text:s text:c="2"/></text:p>
      <text:p text:style-name="Standard">-------+-----------</text:p>
      <text:p text:style-name="Standard"><text:s text:c="2"/>4285 | Drama</text:p>
      <text:p text:style-name="Standard"><text:s text:c="2"/>2412 | Comedy</text:p>
      <text:p text:style-name="Standard"><text:s text:c="2"/>1484 | Thriller</text:p>
      <text:p text:style-name="Standard"><text:s text:c="2"/>1289 | Action</text:p>
      <text:p text:style-name="Standard"><text:s text:c="2"/>1208 | Horror</text:p>
      <text:p text:style-name="Standard"><text:s text:c="3"/>906 | Romance</text:p>
      <text:p text:style-name="Standard"><text:s text:c="3"/>813 | Crime</text:p>
      <text:p text:style-name="Standard"><text:s text:c="3"/>591 | Adventure</text:p>
      <text:p text:style-name="Standard"><text:s text:c="3"/>555 | Mystery</text:p>
      <text:p text:style-name="Standard"><text:soft-page-break/><text:s text:c="3"/>375 | Sci-Fi</text:p>
      <text:p text:style-name="Standard"><text:s text:c="3"/>342 | Fantasy</text:p>
      <text:p text:style-name="Standard"><text:s text:c="3"/>302 | Family</text:p>
      <text:p text:style-name="Standard"><text:s text:c="3"/>100 | Others</text:p>
      <text:p text:style-name="Standard">(13 rows)</text:p>
      <text:p text:style-name="Standard"/>
      <text:p text:style-name="Standard"/>
      <text:p text:style-name="Standard"/>
      <text:p text:style-name="Standard">/* So, based on the insight that you just drew, RSVP Movies should focus on the ‘Drama’ genre. </text:p>
      <text:p text:style-name="Standard">But wait, it is too early to decide. A movie can belong to two or more genres. </text:p>
      <text:p text:style-name="Standard">So, let’s find out the count of movies that belong to only one genre.*/</text:p>
      <text:p text:style-name="Standard"/>
      <text:p text:style-name="Standard">-- Q7. How many movies belong to only one genre?</text:p>
      <text:p text:style-name="Standard">-- Type your code below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/* There are more than three thousand movies which has only one genre associated with them.</text:p>
      <text:p text:style-name="Standard">So, this figure appears significant. </text:p>
      <text:p text:style-name="Standard">Now, let's find out the possible duration of RSVP Movies’ next project.*/</text:p>
      <text:p text:style-name="Standard"/>
      <text:p text:style-name="Standard">-- Q8.What is the average duration of movies in each genre? </text:p>
      <text:p text:style-name="Standard">-- (Note: The same movie can belong to multiple genres.)</text:p>
      <text:p text:style-name="Standard"/>
      <text:p text:style-name="Standard"/>
      <text:p text:style-name="Standard">/* Output format:</text:p>
      <text:p text:style-name="Standard"/>
      <text:p text:style-name="Standard">+---------------+-------------------+</text:p>
      <text:p text:style-name="Standard">| genre<text:tab/><text:tab/><text:tab/>|<text:tab/>avg_duration<text:tab/>|</text:p>
      <text:p text:style-name="Standard">+-------------------+----------------</text:p>
      <text:p text:style-name="Standard">|<text:tab/>thriller<text:tab/>|<text:tab/><text:tab/>105<text:tab/><text:tab/><text:tab/>|</text:p>
      <text:p text:style-name="Standard">|<text:tab/>.<text:tab/><text:tab/><text:tab/>|<text:tab/><text:tab/>.<text:tab/><text:tab/><text:tab/>|</text:p>
      <text:p text:style-name="Standard">|<text:tab/>.<text:tab/><text:tab/><text:tab/>|<text:tab/><text:tab/>.<text:tab/><text:tab/><text:tab/>|</text:p>
      <text:p text:style-name="Standard">+---------------+-------------------+ */</text:p>
      <text:p text:style-name="Standard">-- Type your code below:</text:p>
      <text:p text:style-name="Standard"/>
      <text:p text:style-name="Standard">practice=# select genre,avg(duration)as avg from movie full outer join genre on id=movie_id group by genre order by avg desc;</text:p>
      <text:p text:style-name="Standard"/>
      <text:p text:style-name="Standard"><text:s text:c="3"/>genre <text:s text:c="2"/>| <text:s text:c="8"/>avg <text:s text:c="9"/></text:p>
      <text:p text:style-name="Standard">-----------+----------------------</text:p>
      <text:p text:style-name="Standard"><text:s/>Action <text:s text:c="3"/>| 112.8828549262994569</text:p>
      <text:p text:style-name="Standard"><text:s/>Romance <text:s text:c="2"/>| 109.5342163355408389</text:p>
      <text:p text:style-name="Standard"><text:s/>Crime <text:s text:c="4"/>| 107.0516605166051661</text:p>
      <text:p text:style-name="Standard"><text:s/>Drama <text:s text:c="4"/>| 106.7745624270711785</text:p>
      <text:p text:style-name="Standard"><text:soft-page-break/><text:s/>Fantasy <text:s text:c="2"/>| 105.1403508771929825</text:p>
      <text:p text:style-name="Standard"><text:s/>Comedy <text:s text:c="3"/>| 102.6227197346600332</text:p>
      <text:p text:style-name="Standard"><text:s/>Adventure | 101.8714043993231810</text:p>
      <text:p text:style-name="Standard"><text:s/>Mystery <text:s text:c="2"/>| 101.8000000000000000</text:p>
      <text:p text:style-name="Standard"><text:s/>Thriller <text:s/>| 101.5761455525606469</text:p>
      <text:p text:style-name="Standard"><text:s/>Family <text:s text:c="3"/>| 100.9668874172185430</text:p>
      <text:p text:style-name="Standard"><text:s/>Others <text:s text:c="3"/>| 100.1600000000000000</text:p>
      <text:p text:style-name="Standard"><text:s/>Sci-Fi <text:s text:c="3"/>| <text:s/>97.9413333333333333</text:p>
      <text:p text:style-name="Standard"><text:s/>Horror <text:s text:c="3"/>| <text:s/>92.7243377483443709</text:p>
      <text:p text:style-name="Standard">(13 rows)</text:p>
      <text:p text:style-name="Standard"/>
      <text:p text:style-name="Standard"/>
      <text:p text:style-name="Standard"/>
      <text:p text:style-name="Standard">/* Now you know, movies of genre 'Drama' (produced highest in number in 2019) has the average duration of 106.77 mins.</text:p>
      <text:p text:style-name="Standard">Lets find where the movies of genre 'thriller' on the basis of number of movies.*/</text:p>
      <text:p text:style-name="Standard"/>
      <text:p text:style-name="Standard">-- Q9.What is the rank of the ‘thriller’ genre of movies among all the genres in terms of number of movies produced? </text:p>
      <text:p text:style-name="Standard">-- (Hint: Use the Rank function)</text:p>
      <text:p text:style-name="Standard"/>
      <text:p text:style-name="Standard"/>
      <text:p text:style-name="Standard">/* Output format:</text:p>
      <text:p text:style-name="Standard">+---------------+-------------------+---------------------+</text:p>
      <text:p text:style-name="Standard">| genre<text:tab/><text:tab/><text:tab/>|<text:tab/><text:tab/>movie_count<text:tab/>|<text:tab/><text:tab/>genre_rank <text:s text:c="3"/>|<text:tab/></text:p>
      <text:p text:style-name="Standard">+---------------+-------------------+---------------------+</text:p>
      <text:p text:style-name="Standard">|drama<text:tab/><text:tab/><text:tab/>|<text:tab/>2312<text:tab/><text:tab/><text:tab/>|<text:tab/><text:tab/><text:tab/>2<text:tab/><text:tab/> <text:s/>|</text:p>
      <text:p text:style-name="Standard">+---------------+-------------------+---------------------+*/</text:p>
      <text:p text:style-name="Standard">-- Type your code below:</text:p>
      <text:p text:style-name="Standard"/>
      <text:p text:style-name="Standard"/>
      <text:p text:style-name="Standard"/>
      <text:p text:style-name="Standard">practice=# select genre,count(genre) as count,rank() over(order by count(genre)) rank_number from movie full outer join genre on id=movie_id group by genre ;</text:p>
      <text:p text:style-name="Standard"><text:s text:c="3"/>genre <text:s text:c="2"/>| count | rank_number </text:p>
      <text:p text:style-name="Standard">-----------+-------+-------------</text:p>
      <text:p text:style-name="Standard"><text:s/>Others <text:s text:c="3"/>| <text:s text:c="2"/>100 | <text:s text:c="10"/>1</text:p>
      <text:p text:style-name="Standard"><text:s/>Family <text:s text:c="3"/>| <text:s text:c="2"/>302 | <text:s text:c="10"/>2</text:p>
      <text:p text:style-name="Standard"><text:s/>Fantasy <text:s text:c="2"/>| <text:s text:c="2"/>342 | <text:s text:c="10"/>3</text:p>
      <text:p text:style-name="Standard"><text:s/>Sci-Fi <text:s text:c="3"/>| <text:s text:c="2"/>375 | <text:s text:c="10"/>4</text:p>
      <text:p text:style-name="Standard"><text:s/>Mystery <text:s text:c="2"/>| <text:s text:c="2"/>555 | <text:s text:c="10"/>5</text:p>
      <text:p text:style-name="Standard"><text:s/>Adventure | <text:s text:c="2"/>591 | <text:s text:c="10"/>6</text:p>
      <text:p text:style-name="Standard"><text:s/>Crime <text:s text:c="4"/>| <text:s text:c="2"/>813 | <text:s text:c="10"/>7</text:p>
      <text:p text:style-name="Standard"><text:s/>Romance <text:s text:c="2"/>| <text:s text:c="2"/>906 | <text:s text:c="10"/>8</text:p>
      <text:p text:style-name="Standard"><text:s/>Horror <text:s text:c="3"/>| <text:s/>1208 | <text:s text:c="10"/>9</text:p>
      <text:p text:style-name="Standard"><text:s/>Action <text:s text:c="3"/>| <text:s/>1289 | <text:s text:c="9"/>10</text:p>
      <text:p text:style-name="Standard"><text:s/>Thriller <text:s/>| <text:s/>1484 | <text:s text:c="9"/>11</text:p>
      <text:p text:style-name="Standard"><text:s/>Comedy <text:s text:c="3"/>| <text:s/>2412 | <text:s text:c="9"/>12</text:p>
      <text:p text:style-name="Standard"><text:s/>Drama <text:s text:c="4"/>| <text:s/>4285 | <text:s text:c="9"/>13</text:p>
      <text:p text:style-name="Standard">(13 rows)</text:p>
      <text:p text:style-name="Standard"/>
      <text:p text:style-name="Standard">/*Thriller movies is in top 3 among all genres in terms of number of movies</text:p>
      <text:p text:style-name="Standard"><text:soft-page-break/><text:s/>In the previous segment, you analysed the movies and genres tables. </text:p>
      <text:p text:style-name="Standard"/>
      <text:p text:style-name="Standard"><text:s/>In this segment, you will analyse the ratings table as well.</text:p>
      <text:p text:style-name="Standard">To start with lets get the min and max values of different columns in the table*/</text:p>
      <text:p text:style-name="Standard"/>
      <text:p text:style-name="Standard"/>
      <text:p text:style-name="Standard"/>
      <text:p text:style-name="Standard"/>
      <text:p text:style-name="Standard">-- Segment 2:</text:p>
      <text:p text:style-name="Standard"/>
      <text:p text:style-name="Standard"/>
      <text:p text:style-name="Standard">-- Q10. <text:s/>Find the minimum and maximum values in <text:s/>each column of the ratings table except the movie_id column?</text:p>
      <text:p text:style-name="Standard">/* Output format:</text:p>
      <text:p text:style-name="Standard">+---------------+-------------------+---------------------+----------------------+-----------------+-----------------+</text:p>
      <text:p text:style-name="Standard">| min_avg_rating|<text:tab/>max_avg_rating<text:tab/>|<text:tab/>min_total_votes <text:s text:c="2"/>|<text:tab/>max_total_votes <text:tab/> |min_median_rating|min_median_rating|</text:p>
      <text:p text:style-name="Standard">+---------------+-------------------+---------------------+----------------------+-----------------+-----------------+</text:p>
      <text:p text:style-name="Standard">|<text:tab/><text:tab/>0<text:tab/><text:tab/>|<text:tab/><text:tab/><text:tab/>5<text:tab/><text:tab/>|<text:tab/> <text:s text:c="6"/>177<text:tab/><text:tab/> <text:s/>|<text:tab/> <text:s text:c="2"/>2000<text:tab/> <text:s text:c="3"/><text:tab/><text:tab/> |<text:tab/><text:tab/>0<text:tab/> <text:s text:c="6"/>|<text:tab/>8<text:tab/><text:tab/><text:tab/> |</text:p>
      <text:p text:style-name="Standard">+---------------+-------------------+---------------------+----------------------+-----------------+-----------------+*/</text:p>
      <text:p text:style-name="Standard">-- Type your code below:</text:p>
      <text:p text:style-name="Standard"/>
      <text:p text:style-name="Standard">practice=# select min(avg_rating) as min_avg_rating,max(avg_rating) as max_avg_rating,min(total_votes) as min_total_votes,max(total_votes) as max_total_votes,min(median_rating) as min_median_rating,max(median_rating) as max_median_rating from ratings ;</text:p>
      <text:p text:style-name="Standard"/>
      <text:p text:style-name="Standard"><text:s/>min_avg_rating | max_avg_rating | min_total_votes | max_total_votes | min_median_rating | max_median_rating </text:p>
      <text:p text:style-name="Standard">----------------+----------------+-----------------+-----------------+-------------------+-------------------</text:p>
      <text:p text:style-name="Standard"><text:s text:c="12"/>1.0 | <text:s text:c="10"/>10.0 | <text:s text:c="12"/>100 | <text:s text:c="9"/>725138 | <text:s text:c="16"/>1 | <text:s text:c="15"/>10</text:p>
      <text:p text:style-name="Standard">(1 row)</text:p>
      <text:p text:style-name="Standard"/>
      <text:p text:style-name="Standard"/>
      <text:p text:style-name="Standard"/>
      <text:p text:style-name="Standard"/>
      <text:p text:style-name="Standard"/>
      <text:p text:style-name="Standard"><text:s text:c="4"/></text:p>
      <text:p text:style-name="Standard"/>
      <text:p text:style-name="Standard">/* So, the minimum and maximum values in each column of the ratings table are in the expected range. </text:p>
      <text:p text:style-name="Standard">This implies there are no outliers in the table. </text:p>
      <text:p text:style-name="Standard">Now, let’s find out the top 10 movies based on average rating.*/</text:p>
      <text:p text:style-name="Standard"/>
      <text:p text:style-name="Standard">-- Q11. Which are the top 10 movies based on average rating?</text:p>
      <text:p text:style-name="Standard">/* Output format:</text:p>
      <text:p text:style-name="Standard">+---------------+-------------------+---------------------+</text:p>
      <text:p text:style-name="Standard">| title<text:tab/><text:tab/><text:tab/>|<text:tab/><text:tab/>avg_rating<text:tab/>|<text:tab/><text:tab/>movie_rank <text:s text:c="3"/>|</text:p>
      <text:p text:style-name="Standard"><text:soft-page-break/>+---------------+-------------------+---------------------+</text:p>
      <text:p text:style-name="Standard">| Fan<text:tab/><text:tab/><text:tab/>|<text:tab/><text:tab/>9.6<text:tab/><text:tab/><text:tab/>|<text:tab/><text:tab/><text:tab/>5<text:tab/> <text:s/><text:tab/> <text:s/>|</text:p>
      <text:p text:style-name="Standard">|<text:tab/>.<text:tab/><text:tab/><text:tab/>|<text:tab/><text:tab/>.<text:tab/><text:tab/><text:tab/>|<text:tab/><text:tab/><text:tab/>.<text:tab/><text:tab/> <text:s/>|</text:p>
      <text:p text:style-name="Standard">|<text:tab/>.<text:tab/><text:tab/><text:tab/>|<text:tab/><text:tab/>.<text:tab/><text:tab/><text:tab/>|<text:tab/><text:tab/><text:tab/>.<text:tab/><text:tab/> <text:s/>|</text:p>
      <text:p text:style-name="Standard">|<text:tab/>.<text:tab/><text:tab/><text:tab/>|<text:tab/><text:tab/>.<text:tab/><text:tab/><text:tab/>|<text:tab/><text:tab/><text:tab/>.<text:tab/><text:tab/> <text:s/>|</text:p>
      <text:p text:style-name="Standard">+---------------+-------------------+---------------------+*/</text:p>
      <text:p text:style-name="Standard">-- Type your code below:</text:p>
      <text:p text:style-name="Standard">-- It's ok if RANK() or DENSE_RANK() is used too</text:p>
      <text:p text:style-name="Standard"/>
      <text:p text:style-name="Standard"/>
      <text:p text:style-name="Standard">practice=# select title,avg_rating, rank() over( order by avg_rating desc)ranking from movie full outer join ratings on id=movie_id limit 10;</text:p>
      <text:p text:style-name="Standard"><text:s text:c="13"/>title <text:s text:c="13"/>| avg_rating | ranking </text:p>
      <text:p text:style-name="Standard">--------------------------------+------------+---------</text:p>
      <text:p text:style-name="Standard"><text:s/>Love in Kilnerry <text:s text:c="14"/>| <text:s text:c="6"/>10.0 | <text:s text:c="6"/>1</text:p>
      <text:p text:style-name="Standard"><text:s/>Kirket <text:s text:c="24"/>| <text:s text:c="6"/>10.0 | <text:s text:c="6"/>1</text:p>
      <text:p text:style-name="Standard"><text:s/>Gini Helida Kathe <text:s text:c="13"/>| <text:s text:c="7"/>9.8 | <text:s text:c="6"/>3</text:p>
      <text:p text:style-name="Standard"><text:s/>Runam <text:s text:c="25"/>| <text:s text:c="7"/>9.7 | <text:s text:c="6"/>4</text:p>
      <text:p text:style-name="Standard"><text:s/>Fan <text:s text:c="27"/>| <text:s text:c="7"/>9.6 | <text:s text:c="6"/>5</text:p>
      <text:p text:style-name="Standard"><text:s/>Android Kunjappan Version 5.25 | <text:s text:c="7"/>9.6 | <text:s text:c="6"/>5</text:p>
      <text:p text:style-name="Standard"><text:s/>Safe <text:s text:c="26"/>| <text:s text:c="7"/>9.5 | <text:s text:c="6"/>7</text:p>
      <text:p text:style-name="Standard"><text:s/>Yeh Suhaagraat Impossible <text:s text:c="5"/>| <text:s text:c="7"/>9.5 | <text:s text:c="6"/>7</text:p>
      <text:p text:style-name="Standard"><text:s/>The Brighton Miracle <text:s text:c="10"/>| <text:s text:c="7"/>9.5 | <text:s text:c="6"/>7</text:p>
      <text:p text:style-name="Standard"><text:s/>Ananthu V/S Nusrath <text:s text:c="11"/>| <text:s text:c="7"/>9.4 | <text:s text:c="5"/>10</text:p>
      <text:p text:style-name="Standard">(10 rows)</text:p>
      <text:p text:style-name="Standard"/>
      <text:p text:style-name="Standard">/* Do you find you favourite movie FAN in the top 10 movies with an average rating of 9.6? If not, please check your code again!!</text:p>
      <text:p text:style-name="Standard">So, now that you know the top 10 movies, do you think character actors and filler actors can be from these movies?</text:p>
      <text:p text:style-name="Standard">Summarising the ratings table based on the movie counts by median rating can give an excellent insight.*/</text:p>
      <text:p text:style-name="Standard"/>
      <text:p text:style-name="Standard">-- Q12. Summarise the ratings table based on the movie counts by median ratings.</text:p>
      <text:p text:style-name="Standard">/* Output format:</text:p>
      <text:p text:style-name="Standard"/>
      <text:p text:style-name="Standard">+---------------+-------------------+</text:p>
      <text:p text:style-name="Standard">| median_rating<text:tab/>|<text:tab/>movie_count<text:tab/><text:tab/>|</text:p>
      <text:p text:style-name="Standard">+-------------------+----------------</text:p>
      <text:p text:style-name="Standard">|<text:tab/>1<text:tab/><text:tab/><text:tab/>|<text:tab/><text:tab/>105<text:tab/><text:tab/><text:tab/>|</text:p>
      <text:p text:style-name="Standard">|<text:tab/>.<text:tab/><text:tab/><text:tab/>|<text:tab/><text:tab/>.<text:tab/><text:tab/><text:tab/>|</text:p>
      <text:p text:style-name="Standard">|<text:tab/>.<text:tab/><text:tab/><text:tab/>|<text:tab/><text:tab/>.<text:tab/><text:tab/><text:tab/>|</text:p>
      <text:p text:style-name="Standard">+---------------+-------------------+ */</text:p>
      <text:p text:style-name="Standard">-- Type your code below:</text:p>
      <text:p text:style-name="Standard">-- Order by is good to have</text:p>
      <text:p text:style-name="Standard"/>
      <text:p text:style-name="Standard"/>
      <text:p text:style-name="Standard">practice=# select median_rating,count(median_rating) as movie_count from ratings group by median_rating order by median_rating asc;</text:p>
      <text:p text:style-name="Standard"><text:soft-page-break/><text:s/>median_rating | movie_count </text:p>
      <text:p text:style-name="Standard">---------------+-------------</text:p>
      <text:p text:style-name="Standard"><text:s text:c="13"/>1 | <text:s text:c="9"/>94</text:p>
      <text:p text:style-name="Standard"><text:s text:c="13"/>2 | <text:s text:c="8"/>119</text:p>
      <text:p text:style-name="Standard"><text:s text:c="13"/>3 | <text:s text:c="8"/>283</text:p>
      <text:p text:style-name="Standard"><text:s text:c="13"/>4 | <text:s text:c="8"/>479</text:p>
      <text:p text:style-name="Standard"><text:s text:c="13"/>5 | <text:s text:c="8"/>985</text:p>
      <text:p text:style-name="Standard"><text:s text:c="13"/>6 | <text:s text:c="7"/>1975</text:p>
      <text:p text:style-name="Standard"><text:s text:c="13"/>7 | <text:s text:c="7"/>2257</text:p>
      <text:p text:style-name="Standard"><text:s text:c="13"/>8 | <text:s text:c="7"/>1030</text:p>
      <text:p text:style-name="Standard"><text:s text:c="13"/>9 | <text:s text:c="8"/>429</text:p>
      <text:p text:style-name="Standard"><text:s text:c="12"/>10 | <text:s text:c="8"/>346</text:p>
      <text:p text:style-name="Standard">(10 rows)</text:p>
      <text:p text:style-name="Standard"/>
      <text:p text:style-name="Standard"/>
      <text:p text:style-name="Standard">/* Movies with a median rating of 7 is highest in number. </text:p>
      <text:p text:style-name="Standard">Now, let's find out the production house with which RSVP Movies can partner for its next project.*/</text:p>
      <text:p text:style-name="Standard"/>
      <text:p text:style-name="Standard">-- Q13. Which production house has produced the most number of hit movies (average rating &gt; 8)??</text:p>
      <text:p text:style-name="Standard">/* Output format:</text:p>
      <text:p text:style-name="Standard">+------------------+-------------------+---------------------+</text:p>
      <text:p text:style-name="Standard">|production_company|movie_count<text:tab/> <text:s text:c="6"/>|<text:tab/>prod_company_rank|</text:p>
      <text:p text:style-name="Standard">+------------------+-------------------+---------------------+</text:p>
      <text:p text:style-name="Standard">| The Archers<text:tab/> <text:s text:c="2"/>|<text:tab/><text:tab/>1<text:tab/><text:tab/> <text:s text:c="2"/>|<text:tab/><text:tab/><text:tab/>1<text:tab/> <text:s/><text:tab/> |</text:p>
      <text:p text:style-name="Standard">+------------------+-------------------+---------------------+*/</text:p>
      <text:p text:style-name="Standard">-- Type your code below:</text:p>
      <text:p text:style-name="Standard"/>
      <text:p text:style-name="Standard">practice=# select production_company, rank() over( order by count(title) asc)prod_company_rank from movie group by production_company limit 10;</text:p>
      <text:p text:style-name="Standard"><text:s text:c="8"/>production_company <text:s text:c="7"/>| prod_company_rank </text:p>
      <text:p text:style-name="Standard">----------------------------------+-------------------</text:p>
      <text:p text:style-name="Standard"><text:s/>NewBeTV <text:s text:c="25"/>| <text:s text:c="16"/>1</text:p>
      <text:p text:style-name="Standard"><text:s/>Ida Rose <text:s text:c="24"/>| <text:s text:c="16"/>1</text:p>
      <text:p text:style-name="Standard"><text:s/>Little Rock Productions <text:s text:c="9"/>| <text:s text:c="16"/>1</text:p>
      <text:p text:style-name="Standard"><text:s/>14 Reels Entertainment <text:s text:c="10"/>| <text:s text:c="16"/>1</text:p>
      <text:p text:style-name="Standard"><text:s/>Blackhall Entertainment Ventures | <text:s text:c="16"/>1</text:p>
      <text:p text:style-name="Standard"><text:s/>Beijing J.Q. Spring Pictures <text:s text:c="4"/>| <text:s text:c="16"/>1</text:p>
      <text:p text:style-name="Standard"><text:s/>Erdbeermund Filmproduktion <text:s text:c="6"/>| <text:s text:c="16"/>1</text:p>
      <text:p text:style-name="Standard"><text:s/>Pacific Electric Picture Company | <text:s text:c="16"/>1</text:p>
      <text:p text:style-name="Standard"><text:s/>Do It Creative <text:s text:c="18"/>| <text:s text:c="16"/>1</text:p>
      <text:p text:style-name="Standard"><text:s/>Ghoul Film <text:s text:c="22"/>| <text:s text:c="16"/>1</text:p>
      <text:p text:style-name="Standard">(10 rows)</text:p>
      <text:p text:style-name="Standard"/>
      <text:p text:style-name="Standard"/>
      <text:p text:style-name="Standard">-- It's ok if RANK() or DENSE_RANK() is used too</text:p>
      <text:p text:style-name="Standard">-- Answer can be Dream Warrior Pictures or National Theatre Live or both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-- Q14. How many movies released in each genre during March 2017 in the USA had more than 1,000 votes?</text:p>
      <text:p text:style-name="Standard">/* Output format:</text:p>
      <text:p text:style-name="Standard"/>
      <text:p text:style-name="Standard">+---------------+-------------------+</text:p>
      <text:p text:style-name="Standard">| genre<text:tab/><text:tab/><text:tab/>|<text:tab/>movie_count<text:tab/><text:tab/>|</text:p>
      <text:p text:style-name="Standard">+-------------------+----------------</text:p>
      <text:p text:style-name="Standard">|<text:tab/>thriller<text:tab/>|<text:tab/><text:tab/>105<text:tab/><text:tab/><text:tab/>|</text:p>
      <text:p text:style-name="Standard">|<text:tab/>.<text:tab/><text:tab/><text:tab/>|<text:tab/><text:tab/>.<text:tab/><text:tab/><text:tab/>|</text:p>
      <text:p text:style-name="Standard">|<text:tab/>.<text:tab/><text:tab/><text:tab/>|<text:tab/><text:tab/>.<text:tab/><text:tab/><text:tab/>|</text:p>
      <text:p text:style-name="Standard">+---------------+-------------------+ */</text:p>
      <text:p text:style-name="Standard">-- Type your code below:</text:p>
      <text:p text:style-name="Standard"/>
      <text:p text:style-name="Standard">practice=# select m.title, count(title) from movie m full outer join genre g on m.id=g.movie_id join ratings r on g.movie_id=r.movie_id where extract(month from date_published)= 3 and r.total_votes&gt;1000 group by title limit 10;</text:p>
      <text:p text:style-name="Standard"><text:s text:c="8"/>title <text:s text:c="8"/>| count </text:p>
      <text:p text:style-name="Standard">----------------------+-------</text:p>
      <text:p text:style-name="Standard"><text:s/>1:54 <text:s text:c="16"/>| <text:s text:c="4"/>1</text:p>
      <text:p text:style-name="Standard"><text:s/>1971: Beyond Borders | <text:s text:c="4"/>1</text:p>
      <text:p text:style-name="Standard"><text:s/>4 latas <text:s text:c="13"/>| <text:s text:c="4"/>2</text:p>
      <text:p text:style-name="Standard"><text:s/>Abduction <text:s text:c="11"/>| <text:s text:c="4"/>3</text:p>
      <text:p text:style-name="Standard"><text:s/>Abnormal Attraction <text:s/>| <text:s text:c="4"/>3</text:p>
      <text:p text:style-name="Standard"><text:s/>Acrimony <text:s text:c="12"/>| <text:s text:c="4"/>3</text:p>
      <text:p text:style-name="Standard"><text:s/>A Few Less Men <text:s text:c="6"/>| <text:s text:c="4"/>2</text:p>
      <text:p text:style-name="Standard"><text:s/>Ailecek Saskiniz <text:s text:c="4"/>| <text:s text:c="4"/>1</text:p>
      <text:p text:style-name="Standard"><text:s/>A.I. Rising <text:s text:c="9"/>| <text:s text:c="4"/>3</text:p>
      <text:p text:style-name="Standard"><text:s/>All Nighter <text:s text:c="9"/>| <text:s text:c="4"/>2</text:p>
      <text:p text:style-name="Standard">(10 rows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 Lets try to analyse with a unique problem statement.</text:p>
      <text:p text:style-name="Standard">-- Q15. Find movies of each genre that start with the word ‘The’ and which have an average rating &gt; 8?</text:p>
      <text:p text:style-name="Standard">/* Output format:</text:p>
      <text:p text:style-name="Standard">+---------------+-------------------+---------------------+</text:p>
      <text:p text:style-name="Standard">| title<text:tab/><text:tab/><text:tab/>|<text:tab/><text:tab/>avg_rating<text:tab/>|<text:tab/><text:tab/>genre<text:tab/> <text:s text:c="5"/>|</text:p>
      <text:p text:style-name="Standard">+---------------+-------------------+---------------------+</text:p>
      <text:p text:style-name="Standard">| Theeran<text:tab/><text:tab/>|<text:tab/><text:tab/>8.3<text:tab/><text:tab/><text:tab/>|<text:tab/><text:tab/>Thriller<text:tab/> <text:s/>|</text:p>
      <text:p text:style-name="Standard">|<text:tab/>.<text:tab/><text:tab/><text:tab/>|<text:tab/><text:tab/>.<text:tab/><text:tab/><text:tab/>|<text:tab/><text:tab/><text:tab/>.<text:tab/><text:tab/> <text:s/>|</text:p>
      <text:p text:style-name="Standard">|<text:tab/>.<text:tab/><text:tab/><text:tab/>|<text:tab/><text:tab/>.<text:tab/><text:tab/><text:tab/>|<text:tab/><text:tab/><text:tab/>.<text:tab/><text:tab/> <text:s/>|</text:p>
      <text:p text:style-name="Standard">|<text:tab/>.<text:tab/><text:tab/><text:tab/>|<text:tab/><text:tab/>.<text:tab/><text:tab/><text:tab/>|<text:tab/><text:tab/><text:tab/>.<text:tab/><text:tab/> <text:s/>|</text:p>
      <text:p text:style-name="Standard">+---------------+-------------------+---------------------+*/</text:p>
      <text:p text:style-name="Standard">-- Type your code below:</text:p>
      <text:p text:style-name="Standard"><text:soft-page-break/></text:p>
      <text:p text:style-name="Standard">practice=# select m.title, r.avg_rating,g.genre from movie m full outer join genre g on m.id=g.movie_id join ratings r on g.movie_id=r.movie_id where m.title like 'The%' and r.avg_rating &gt; 8 limit 10;</text:p>
      <text:p text:style-name="Standard"><text:s text:c="10"/>title <text:s text:c="10"/>| avg_rating | <text:s/>genre <text:s text:c="2"/></text:p>
      <text:p text:style-name="Standard">--------------------------+------------+----------</text:p>
      <text:p text:style-name="Standard"><text:s/>The Blue Elephant 2 <text:s text:c="5"/>| <text:s text:c="7"/>8.8 | Drama</text:p>
      <text:p text:style-name="Standard"><text:s/>The Blue Elephant 2 <text:s text:c="5"/>| <text:s text:c="7"/>8.8 | Horror</text:p>
      <text:p text:style-name="Standard"><text:s/>The Blue Elephant 2 <text:s text:c="5"/>| <text:s text:c="7"/>8.8 | Mystery</text:p>
      <text:p text:style-name="Standard"><text:s/>The Brighton Miracle <text:s text:c="4"/>| <text:s text:c="7"/>9.5 | Drama</text:p>
      <text:p text:style-name="Standard"><text:s/>The Irishman <text:s text:c="12"/>| <text:s text:c="7"/>8.7 | Crime</text:p>
      <text:p text:style-name="Standard"><text:s/>The Irishman <text:s text:c="12"/>| <text:s text:c="7"/>8.7 | Drama</text:p>
      <text:p text:style-name="Standard"><text:s/>The Colour of Darkness <text:s text:c="2"/>| <text:s text:c="7"/>9.1 | Drama</text:p>
      <text:p text:style-name="Standard"><text:s/>Theeran Adhigaaram Ondru | <text:s text:c="7"/>8.3 | Action</text:p>
      <text:p text:style-name="Standard"><text:s/>Theeran Adhigaaram Ondru | <text:s text:c="7"/>8.3 | Crime</text:p>
      <text:p text:style-name="Standard"><text:s/>Theeran Adhigaaram Ondru | <text:s text:c="7"/>8.3 | Thriller</text:p>
      <text:p text:style-name="Standard">(10 rows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 You should also try your hand at median rating and check whether the ‘median rating’ column gives any significant insights.</text:p>
      <text:p text:style-name="Standard">-- Q16. Of the movies released between 1 April 2018 and 1 April 2019, how many were given a median rating of 8?</text:p>
      <text:p text:style-name="Standard">-- Type your code below:</text:p>
      <text:p text:style-name="Standard"/>
      <text:p text:style-name="Standard">practice=# select ratings.median_rating,count(ratings.median_rating) from movie full outer join ratings on movie.id=ratings.movie_id <text:s/>where (date_published between '2018-04-01' and '2019-04-01') and ratings.median_rating =8 group by ratings.median_rating limit 10;</text:p>
      <text:p text:style-name="Standard"><text:s/>median_rating | count </text:p>
      <text:p text:style-name="Standard">---------------+-------</text:p>
      <text:p text:style-name="Standard"><text:s text:c="13"/>8 | <text:s text:c="2"/>361</text:p>
      <text:p text:style-name="Standard">(1 row)</text:p>
      <text:p text:style-name="Standard"/>
      <text:p text:style-name="Standard">practice=# select title, date_published,ratings.median_rating from movie full outer join ratings on movie.id=ratings.movie_id <text:s/>where (date_published between '2018-04-01' and '2019-04-01') and ratings.median_rating =8 limit 10;</text:p>
      <text:p text:style-name="Standard"><text:s text:c="8"/>title <text:s text:c="7"/>| date_published | median_rating </text:p>
      <text:p text:style-name="Standard">---------------------+----------------+---------------</text:p>
      <text:p text:style-name="Standard"><text:s/>Le roi de coeur <text:s text:c="4"/>| 2018-06-08 <text:s text:c="4"/>| <text:s text:c="12"/>8</text:p>
      <text:p text:style-name="Standard"><text:s/>Ankur <text:s text:c="14"/>| 2019-01-02 <text:s text:c="4"/>| <text:s text:c="12"/>8</text:p>
      <text:p text:style-name="Standard"><text:s/>The Evil Dead <text:s text:c="6"/>| 2018-10-31 <text:s text:c="4"/>| <text:s text:c="12"/>8</text:p>
      <text:p text:style-name="Standard"><text:s/>Pestonjee <text:s text:c="10"/>| 2019-02-22 <text:s text:c="4"/>| <text:s text:c="12"/>8</text:p>
      <text:p text:style-name="Standard"><text:s/>Aashirwad <text:s text:c="10"/>| 2019-03-09 <text:s text:c="4"/>| <text:s text:c="12"/>8</text:p>
      <text:p text:style-name="Standard"><text:s/>Kaminnyy khrest <text:s text:c="4"/>| 2018-10-30 <text:s text:c="4"/>| <text:s text:c="12"/>8</text:p>
      <text:p text:style-name="Standard"><text:s/>Ek Hasina Thi <text:s text:c="6"/>| 2019-01-02 <text:s text:c="4"/>| <text:s text:c="12"/>8</text:p>
      <text:p text:style-name="Standard"><text:s/>Alita: Battle Angel | 2019-02-06 <text:s text:c="4"/>| <text:s text:c="12"/>8</text:p>
      <text:p text:style-name="Standard"><text:s/>Dukun <text:s text:c="14"/>| 2018-04-05 <text:s text:c="4"/>| <text:s text:c="12"/>8</text:p>
      <text:p text:style-name="Standard"><text:soft-page-break/><text:s/>Back Roads <text:s text:c="9"/>| 2018-12-07 <text:s text:c="4"/>| <text:s text:c="12"/>8</text:p>
      <text:p text:style-name="Standard">(10 rows)</text:p>
      <text:p text:style-name="Standard"/>
      <text:p text:style-name="Standard"/>
      <text:p text:style-name="Standard"/>
      <text:p text:style-name="Standard">-- Once again, try to solve the problem given below.</text:p>
      <text:p text:style-name="Standard">-- Q17. Do German movies get more votes than Italian movies? </text:p>
      <text:p text:style-name="Standard">-- Hint: Here you have to find the total number of votes for both German and Italian movies.</text:p>
      <text:p text:style-name="Standard">-- Type your code below:</text:p>
      <text:p text:style-name="Standard"/>
      <text:p text:style-name="P3">practice=# select movie.country, sum(ratings.total_votes) from movie full outer join ratings on movie.id=ratings.movie_id where movie.country ilike 'germany' or movie.country ilike 'italy' group by country;</text:p>
      <text:p text:style-name="P3"><text:s/>country | <text:s/>sum <text:s text:c="2"/></text:p>
      <text:p text:style-name="P3">---------+--------</text:p>
      <text:p text:style-name="P3"><text:s/>Germany | 106710</text:p>
      <text:p text:style-name="P3"><text:s/>Italy <text:s text:c="2"/>| <text:s/>77965</text:p>
      <text:p text:style-name="P3">(2 rows)</text:p>
      <text:p text:style-name="Standard"/>
      <text:p text:style-name="Standard"/>
      <text:p text:style-name="Standard">-- Answer is Yes</text:p>
      <text:p text:style-name="Standard"/>
      <text:p text:style-name="Standard">/* Now that you have analysed the movies, genres and ratings tables, let us now analyse another table, the names table. </text:p>
      <text:p text:style-name="Standard">Let’s begin by searching for null values in the tables.*/</text:p>
      <text:p text:style-name="Standard"/>
      <text:p text:style-name="Standard"/>
      <text:p text:style-name="Standard"/>
      <text:p text:style-name="Standard"/>
      <text:p text:style-name="Standard">-- Segment 3:</text:p>
      <text:p text:style-name="Standard"/>
      <text:p text:style-name="Standard"/>
      <text:p text:style-name="Standard"/>
      <text:p text:style-name="Standard">-- Q18. Which columns in the names table have null values??</text:p>
      <text:p text:style-name="Standard">/*Hint: You can find null values for individual columns or follow below output format</text:p>
      <text:p text:style-name="Standard">+---------------+-------------------+---------------------+----------------------+</text:p>
      <text:p text:style-name="Standard">| name_nulls<text:tab/>|<text:tab/>height_nulls<text:tab/>|date_of_birth_nulls <text:s/>|known_for_movies_nulls|</text:p>
      <text:p text:style-name="Standard">+---------------+-------------------+---------------------+----------------------+</text:p>
      <text:p text:style-name="Standard">|<text:tab/><text:tab/>0<text:tab/><text:tab/>|<text:tab/><text:tab/><text:tab/>123<text:tab/><text:tab/>|<text:tab/> <text:s text:c="6"/>1234<text:tab/><text:tab/> <text:s/>|<text:tab/> <text:s text:c="2"/>12345<text:tab/> <text:s text:c="3"/><text:tab/> |</text:p>
      <text:p text:style-name="Standard">+---------------+-------------------+---------------------+----------------------+*/</text:p>
      <text:p text:style-name="Standard">-- Type your code below:</text:p>
      <text:p text:style-name="Standard"/>
      <text:p text:style-name="Standard">practice=# select count(case when names is null then 'ok' end) as count_names, </text:p>
      <text:p text:style-name="Standard">practice-# count(case when height is null then 'ok' end) as count_height,</text:p>
      <text:p text:style-name="Standard">practice-# count(case when date_of_birth is null then 'ok' end) as date_of_birth_nulls,</text:p>
      <text:p text:style-name="Standard">practice-# count(case when known_for_movies is null then 'ok' end) as count_known_for_movies from names;</text:p>
      <text:p text:style-name="Standard"><text:s/>count_names | count_height | date_of_birth_nulls | count_known_for_movies </text:p>
      <text:p text:style-name="Standard">-------------+--------------+---------------------+------------------------</text:p>
      <text:p text:style-name="Standard"><text:s text:c="11"/>0 | <text:s text:c="7"/>17335 | <text:s text:c="14"/>13431 | <text:s text:c="17"/>15226</text:p>
      <text:p text:style-name="Standard">(1 row)</text:p>
      <text:p text:style-name="Standard"><text:soft-page-break/></text:p>
      <text:p text:style-name="Standard"/>
      <text:p text:style-name="Standard">/* There are no Null value in the column 'name'.</text:p>
      <text:p text:style-name="Standard">The director is the most important person in a movie crew. </text:p>
      <text:p text:style-name="Standard">Let’s find out the top three directors in the top three genres who can be hired by RSVP Movies.*/</text:p>
      <text:p text:style-name="Standard"/>
      <text:p text:style-name="Standard">-- Q19. Who are the top three directors in the top three genres whose movies have an average rating &gt; 8?</text:p>
      <text:p text:style-name="Standard">-- (Hint: The top three genres would have the most number of movies with an average rating &gt; 8.)</text:p>
      <text:p text:style-name="Standard">/* Output format:</text:p>
      <text:p text:style-name="Standard"/>
      <text:p text:style-name="Standard">+---------------+-------------------+</text:p>
      <text:p text:style-name="Standard">| director_name<text:tab/>|<text:tab/>movie_count<text:tab/><text:tab/>|</text:p>
      <text:p text:style-name="Standard">+---------------+-------------------|</text:p>
      <text:p text:style-name="Standard">|James Mangold<text:tab/>|<text:tab/><text:tab/>4<text:tab/><text:tab/><text:tab/>|</text:p>
      <text:p text:style-name="Standard">|<text:tab/>.<text:tab/><text:tab/><text:tab/>|<text:tab/><text:tab/>.<text:tab/><text:tab/><text:tab/>|</text:p>
      <text:p text:style-name="Standard">|<text:tab/>.<text:tab/><text:tab/><text:tab/>|<text:tab/><text:tab/>.<text:tab/><text:tab/><text:tab/>|</text:p>
      <text:p text:style-name="Standard">+---------------+-------------------+ */</text:p>
      <text:p text:style-name="Standard">-- Type your code below:</text:p>
      <text:p text:style-name="Standard"/>
      <text:p text:style-name="Standard">practice=# select n.name as director_name, count(m.title) as movie_count from names n full outer join director_mapping d on n.id=d.name_id full outer join movie m on d.movie_id=m.id full outer join ratings r on m.id=r.movie_id full outer join genre g on m.id=g.movie_id where r.avg_rating &gt; 8 group by director_name order by movie_count desc limit 15; </text:p>
      <text:p text:style-name="Standard"><text:s text:c="5"/>director_name <text:s text:c="4"/>| movie_count </text:p>
      <text:p text:style-name="Standard">-----------------------+-------------</text:p>
      <text:p text:style-name="Standard"><text:s text:c="23"/>| <text:s text:c="8"/>244</text:p>
      <text:p text:style-name="Standard"><text:s/>Anthony Russo <text:s text:c="8"/>| <text:s text:c="10"/>6</text:p>
      <text:p text:style-name="Standard"><text:s/>Joe Russo <text:s text:c="12"/>| <text:s text:c="10"/>6</text:p>
      <text:p text:style-name="Standard"><text:s/>James Mangold <text:s text:c="8"/>| <text:s text:c="10"/>5</text:p>
      <text:p text:style-name="Standard"><text:s/>Madhu C. Narayanan <text:s text:c="3"/>| <text:s text:c="10"/>3</text:p>
      <text:p text:style-name="Standard"><text:s/>Milos Avramovic <text:s text:c="6"/>| <text:s text:c="10"/>3</text:p>
      <text:p text:style-name="Standard"><text:s/>Khalid Rahman <text:s text:c="8"/>| <text:s text:c="10"/>3</text:p>
      <text:p text:style-name="Standard"><text:s/>Soubin Shahir <text:s text:c="8"/>| <text:s text:c="10"/>3</text:p>
      <text:p text:style-name="Standard"><text:s/>Adesh Prasad <text:s text:c="9"/>| <text:s text:c="10"/>3</text:p>
      <text:p text:style-name="Standard"><text:s/>Kleber Mendonça Filho | <text:s text:c="10"/>3</text:p>
      <text:p text:style-name="Standard"><text:s/>Anand Gandhi <text:s text:c="9"/>| <text:s text:c="10"/>3</text:p>
      <text:p text:style-name="Standard"><text:s/>Juliano Dornelles <text:s text:c="4"/>| <text:s text:c="10"/>3</text:p>
      <text:p text:style-name="Standard"><text:s/>Aaron K. Carter <text:s text:c="6"/>| <text:s text:c="10"/>3</text:p>
      <text:p text:style-name="Standard"><text:s/>Venkat Ramji <text:s text:c="9"/>| <text:s text:c="10"/>3</text:p>
      <text:p text:style-name="Standard"><text:s/>Jeral Clyde Jr. <text:s text:c="6"/>| <text:s text:c="10"/>3</text:p>
      <text:p text:style-name="Standard">(15 rows)</text:p>
      <text:p text:style-name="Standard"/>
      <text:p text:style-name="Standard">practice=# select n.name as director_name, count(m.title) as movie_count from names n full outer join director_mapping d on n.id=d.name_id full outer join movie m on d.movie_id=m.id full outer join ratings r on m.id=r.movie_id full outer join genre g on m.id=g.movie_id where r.avg_rating &gt; 8 group by director_name order by movie_count desc limit 15; </text:p>
      <text:p text:style-name="Standard"><text:s text:c="5"/>director_name <text:s text:c="4"/>| movie_count </text:p>
      <text:p text:style-name="Standard">-----------------------+-------------</text:p>
      <text:p text:style-name="Standard"><text:s text:c="23"/>| <text:s text:c="8"/>244</text:p>
      <text:p text:style-name="Standard"><text:s/>Anthony Russo <text:s text:c="8"/>| <text:s text:c="10"/>6</text:p>
      <text:p text:style-name="Standard"><text:s/>Joe Russo <text:s text:c="12"/>| <text:s text:c="10"/>6</text:p>
      <text:p text:style-name="Standard"><text:soft-page-break/><text:s/>James Mangold <text:s text:c="8"/>| <text:s text:c="10"/>5</text:p>
      <text:p text:style-name="Standard"><text:s/>Madhu C. Narayanan <text:s text:c="3"/>| <text:s text:c="10"/>3</text:p>
      <text:p text:style-name="Standard"><text:s/>Milos Avramovic <text:s text:c="6"/>| <text:s text:c="10"/>3</text:p>
      <text:p text:style-name="Standard"><text:s/>Khalid Rahman <text:s text:c="8"/>| <text:s text:c="10"/>3</text:p>
      <text:p text:style-name="Standard"><text:s/>Soubin Shahir <text:s text:c="8"/>| <text:s text:c="10"/>3</text:p>
      <text:p text:style-name="Standard"><text:s/>Adesh Prasad <text:s text:c="9"/>| <text:s text:c="10"/>3</text:p>
      <text:p text:style-name="Standard"><text:s/>Kleber Mendonça Filho | <text:s text:c="10"/>3</text:p>
      <text:p text:style-name="Standard"><text:s/>Anand Gandhi <text:s text:c="9"/>| <text:s text:c="10"/>3</text:p>
      <text:p text:style-name="Standard"><text:s/>Juliano Dornelles <text:s text:c="4"/>| <text:s text:c="10"/>3</text:p>
      <text:p text:style-name="Standard"><text:s/>Aaron K. Carter <text:s text:c="6"/>| <text:s text:c="10"/>3</text:p>
      <text:p text:style-name="Standard"><text:s/>Venkat Ramji <text:s text:c="9"/>| <text:s text:c="10"/>3</text:p>
      <text:p text:style-name="Standard"><text:s/>Jeral Clyde Jr. <text:s text:c="6"/>| <text:s text:c="10"/>3</text:p>
      <text:p text:style-name="Standard">(15 rows)</text:p>
      <text:p text:style-name="Standard"/>
      <text:p text:style-name="Standard"/>
      <text:p text:style-name="Standard"/>
      <text:p text:style-name="Standard">/* James Mangold can be hired as the director for RSVP's next project. Do you remeber his movies, 'Logan' and 'The Wolverine'. </text:p>
      <text:p text:style-name="Standard">Now, let’s find out the top two actors.*/</text:p>
      <text:p text:style-name="Standard"/>
      <text:p text:style-name="Standard">-- Q20. Who are the top two actors whose movies have a median rating &gt;= 8?</text:p>
      <text:p text:style-name="Standard">/* Output format:</text:p>
      <text:p text:style-name="Standard"/>
      <text:p text:style-name="Standard">+---------------+-------------------+<text:tab/></text:p>
      <text:p text:style-name="Standard">| actor_name<text:tab/>|<text:tab/>movie_count<text:tab/><text:tab/>|</text:p>
      <text:p text:style-name="Standard">+-------------------+----------------</text:p>
      <text:p text:style-name="Standard">|Christain Bale<text:tab/>|<text:tab/><text:tab/>10<text:tab/><text:tab/><text:tab/>|</text:p>
      <text:p text:style-name="Standard">|<text:tab/>.<text:tab/><text:tab/><text:tab/>|<text:tab/><text:tab/>.<text:tab/><text:tab/><text:tab/>|</text:p>
      <text:p text:style-name="Standard">+---------------+-------------------+ */</text:p>
      <text:p text:style-name="Standard">-- Type your code below:</text:p>
      <text:p text:style-name="Standard"/>
      <text:p text:style-name="Standard">practice=# select n.name as actor, count(m.title)as movie_count, rank() over(order by count(m.title) desc) ranking from names n full outer join role_mapping rr on n.id=rr.name_id full outer join movie m on rr.movie_id=m.id full outer join ratings r on m.id=r.movie_id where median_rating &gt;=8 group by n.name limit 15;</text:p>
      <text:p text:style-name="Standard"><text:s text:c="7"/>actor <text:s text:c="6"/>| movie_count | ranking </text:p>
      <text:p text:style-name="Standard">-------------------+-------------+---------</text:p>
      <text:p text:style-name="Standard"><text:s text:c="19"/>| <text:s text:c="8"/>954 | <text:s text:c="6"/>1</text:p>
      <text:p text:style-name="Standard"><text:s/>Mammootty <text:s text:c="8"/>| <text:s text:c="10"/>8 | <text:s text:c="6"/>2</text:p>
      <text:p text:style-name="Standard"><text:s/>Mohanlal <text:s text:c="9"/>| <text:s text:c="10"/>5 | <text:s text:c="6"/>3</text:p>
      <text:p text:style-name="Standard"><text:s/>Adinia Wirasti <text:s text:c="3"/>| <text:s text:c="10"/>4 | <text:s text:c="6"/>4</text:p>
      <text:p text:style-name="Standard"><text:s/>Amit Sadh <text:s text:c="8"/>| <text:s text:c="10"/>4 | <text:s text:c="6"/>4</text:p>
      <text:p text:style-name="Standard"><text:s/>Dulquer Salmaan <text:s text:c="2"/>| <text:s text:c="10"/>4 | <text:s text:c="6"/>4</text:p>
      <text:p text:style-name="Standard"><text:s/>Tovino Thomas <text:s text:c="4"/>| <text:s text:c="10"/>4 | <text:s text:c="6"/>4</text:p>
      <text:p text:style-name="Standard"><text:s/>Amrinder Gill <text:s text:c="4"/>| <text:s text:c="10"/>4 | <text:s text:c="6"/>4</text:p>
      <text:p text:style-name="Standard"><text:s/>Dileesh Pothan <text:s text:c="3"/>| <text:s text:c="10"/>4 | <text:s text:c="6"/>4</text:p>
      <text:p text:style-name="Standard"><text:s/>Fahadh Faasil <text:s text:c="4"/>| <text:s text:c="10"/>4 | <text:s text:c="6"/>4</text:p>
      <text:p text:style-name="Standard"><text:s/>Pankaj Tripathi <text:s text:c="2"/>| <text:s text:c="10"/>4 | <text:s text:c="6"/>4</text:p>
      <text:p text:style-name="Standard"><text:s/>Johnny Yong Bosch | <text:s text:c="10"/>4 | <text:s text:c="6"/>4</text:p>
      <text:p text:style-name="Standard"><text:s/>Rajkummar Rao <text:s text:c="4"/>| <text:s text:c="10"/>4 | <text:s text:c="6"/>4</text:p>
      <text:p text:style-name="Standard"><text:s/>Manju Warrier <text:s text:c="4"/>| <text:s text:c="10"/>4 | <text:s text:c="6"/>4</text:p>
      <text:p text:style-name="Standard"><text:s/>Siddique <text:s text:c="9"/>| <text:s text:c="10"/>4 | <text:s text:c="6"/>4</text:p>
      <text:p text:style-name="Standard"><text:soft-page-break/>(15 rows)</text:p>
      <text:p text:style-name="Standard"/>
      <text:p text:style-name="Standard">practice=# select n.name as actor, count(m.title)as movie_count from names n full outer join role_mapping rr on n.id=rr.name_id full outer join movie m on rr.movie_id=m.id full outer join ratings r on m.id=r.movie_id where median_rating &gt;=8 group by n.name order by movie_count desc limit 15;</text:p>
      <text:p text:style-name="Standard"><text:s text:c="7"/>actor <text:s text:c="7"/>| movie_count </text:p>
      <text:p text:style-name="Standard">--------------------+-------------</text:p>
      <text:p text:style-name="Standard"><text:s text:c="20"/>| <text:s text:c="8"/>954</text:p>
      <text:p text:style-name="Standard"><text:s/>Mammootty <text:s text:c="9"/>| <text:s text:c="10"/>8</text:p>
      <text:p text:style-name="Standard"><text:s/>Mohanlal <text:s text:c="10"/>| <text:s text:c="10"/>5</text:p>
      <text:p text:style-name="Standard"><text:s/>Rajkummar Rao <text:s text:c="5"/>| <text:s text:c="10"/>4</text:p>
      <text:p text:style-name="Standard"><text:s/>Ayushmann Khurrana | <text:s text:c="10"/>4</text:p>
      <text:p text:style-name="Standard"><text:s/>Siddique <text:s text:c="10"/>| <text:s text:c="10"/>4</text:p>
      <text:p text:style-name="Standard"><text:s/>Fahadh Faasil <text:s text:c="5"/>| <text:s text:c="10"/>4</text:p>
      <text:p text:style-name="Standard"><text:s/>Rashmika Mandanna <text:s/>| <text:s text:c="10"/>4</text:p>
      <text:p text:style-name="Standard"><text:s/>Simi Chahal <text:s text:c="7"/>| <text:s text:c="10"/>4</text:p>
      <text:p text:style-name="Standard"><text:s/>Amrinder Gill <text:s text:c="5"/>| <text:s text:c="10"/>4</text:p>
      <text:p text:style-name="Standard"><text:s/>Joju George <text:s text:c="7"/>| <text:s text:c="10"/>4</text:p>
      <text:p text:style-name="Standard"><text:s/>Pankaj Tripathi <text:s text:c="3"/>| <text:s text:c="10"/>4</text:p>
      <text:p text:style-name="Standard"><text:s/>Adinia Wirasti <text:s text:c="4"/>| <text:s text:c="10"/>4</text:p>
      <text:p text:style-name="Standard"><text:s/>Amit Sadh <text:s text:c="9"/>| <text:s text:c="10"/>4</text:p>
      <text:p text:style-name="Standard"><text:s/>Manju Warrier <text:s text:c="5"/>| <text:s text:c="10"/>4</text:p>
      <text:p text:style-name="Standard">(15 rows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/* Have you find your favourite actor 'Mohanlal' in the list. If no, please check your code again. </text:p>
      <text:p text:style-name="Standard">RSVP Movies plans to partner with other global production houses. </text:p>
      <text:p text:style-name="Standard">Let’s find out the top three production houses in the world.*/</text:p>
      <text:p text:style-name="Standard"/>
      <text:p text:style-name="Standard">-- Q21. Which are the top three production houses based on the number of votes received by their movies?</text:p>
      <text:p text:style-name="Standard">/* Output format:</text:p>
      <text:p text:style-name="Standard">+------------------+--------------------+---------------------+</text:p>
      <text:p text:style-name="Standard">|production_company|vote_count<text:tab/><text:tab/><text:tab/>|<text:tab/><text:tab/>prod_comp_rank|</text:p>
      <text:p text:style-name="Standard">+------------------+--------------------+---------------------+</text:p>
      <text:p text:style-name="Standard">| The Archers<text:tab/><text:tab/>|<text:tab/><text:tab/>830<text:tab/><text:tab/><text:tab/>|<text:tab/><text:tab/>1<text:tab/> <text:s/><text:tab/><text:tab/> <text:s/>|</text:p>
      <text:p text:style-name="Standard">|<text:tab/>.<text:tab/><text:tab/><text:tab/><text:tab/>|<text:tab/><text:tab/>.<text:tab/><text:tab/><text:tab/>|<text:tab/><text:tab/><text:tab/>.<text:tab/><text:tab/> <text:s/>|</text:p>
      <text:p text:style-name="Standard">|<text:tab/>.<text:tab/><text:tab/><text:tab/><text:tab/>|<text:tab/><text:tab/>.<text:tab/><text:tab/><text:tab/>|<text:tab/><text:tab/><text:tab/>.<text:tab/><text:tab/> <text:s/>|</text:p>
      <text:p text:style-name="Standard">+-------------------+-------------------+---------------------+*/</text:p>
      <text:p text:style-name="Standard">-- Type your code below:</text:p>
      <text:p text:style-name="Standard">practice=# select m.production_company, sum(r.total_votes)as total_votes, rank() over(order by sum(r.total_votes) desc) from movie m full outer join ratings r on m.id=r.movie_id group by m.production_company limit 3; </text:p>
      <text:p text:style-name="Standard"><text:soft-page-break/><text:s text:c="2"/>production_company <text:s text:c="2"/>| total_votes | rank </text:p>
      <text:p text:style-name="Standard">-----------------------+-------------+------</text:p>
      <text:p text:style-name="Standard"><text:s/>Marvel Studios <text:s text:c="7"/>| <text:s text:c="4"/>2656967 | <text:s text:c="3"/>1</text:p>
      <text:p text:style-name="Standard"><text:s/>Twentieth Century Fox | <text:s text:c="4"/>2411163 | <text:s text:c="3"/>2</text:p>
      <text:p text:style-name="Standard"><text:s/>Warner Bros. <text:s text:c="9"/>| <text:s text:c="4"/>2396057 | <text:s text:c="3"/>3</text:p>
      <text:p text:style-name="Standard">(3 rows)</text:p>
      <text:p text:style-name="Standard"/>
      <text:p text:style-name="Standard"/>
      <text:p text:style-name="Standard">/*Yes Marvel Studios rules the movie world.</text:p>
      <text:p text:style-name="Standard">So, these are the top three production houses based on the number of votes received by the movies they have produced.</text:p>
      <text:p text:style-name="Standard"/>
      <text:p text:style-name="Standard">Since RSVP Movies is based out of Mumbai, India also wants to woo its local audience. </text:p>
      <text:p text:style-name="Standard">RSVP Movies also wants to hire a few Indian actors for its upcoming project to give a regional feel. </text:p>
      <text:p text:style-name="Standard">Let’s find who these actors could be.*/</text:p>
      <text:p text:style-name="Standard"/>
      <text:p text:style-name="Standard">-- Q22. Rank actors with movies released in India based on their average ratings. Which actor is at the top of the list?</text:p>
      <text:p text:style-name="Standard">-- Note: The actor should have acted in at least five Indian movies. </text:p>
      <text:p text:style-name="Standard">-- (Hint: You should use the weighted average based on votes. If the ratings clash, then the total number of votes should act as the tie breaker.)</text:p>
      <text:p text:style-name="Standard"/>
      <text:p text:style-name="Standard">/* Output format:</text:p>
      <text:p text:style-name="Standard">+---------------+-------------------+---------------------+----------------------+-----------------+</text:p>
      <text:p text:style-name="Standard">| actor_name<text:tab/>|<text:tab/>total_votes<text:tab/><text:tab/>|<text:tab/>movie_count<text:tab/><text:tab/> <text:s/>|<text:tab/>actor_avg_rating <text:tab/> |actor_rank<text:tab/> <text:s text:c="2"/>|</text:p>
      <text:p text:style-name="Standard">+---------------+-------------------+---------------------+----------------------+-----------------+</text:p>
      <text:p text:style-name="Standard">|<text:tab/>Yogi Babu<text:tab/>|<text:tab/><text:tab/><text:tab/>3455<text:tab/>|<text:tab/> <text:s text:c="6"/>11<text:tab/><text:tab/> <text:s/>|<text:tab/> <text:s text:c="2"/>8.42<text:tab/> <text:s text:c="3"/><text:tab/><text:tab/> |<text:tab/><text:tab/>1<text:tab/> <text:s text:c="6"/>|</text:p>
      <text:p text:style-name="Standard">|<text:tab/><text:tab/>.<text:tab/><text:tab/>|<text:tab/><text:tab/><text:tab/>.<text:tab/><text:tab/>|<text:tab/> <text:s text:c="6"/>.<text:tab/><text:tab/> <text:s/>|<text:tab/> <text:s text:c="2"/>.<text:tab/> <text:s text:c="3"/><text:tab/><text:tab/> |<text:tab/><text:tab/>.<text:tab/> <text:s text:c="6"/>|</text:p>
      <text:p text:style-name="Standard">|<text:tab/><text:tab/>.<text:tab/><text:tab/>|<text:tab/><text:tab/><text:tab/>.<text:tab/><text:tab/>|<text:tab/> <text:s text:c="6"/>.<text:tab/><text:tab/> <text:s/>|<text:tab/> <text:s text:c="2"/>.<text:tab/> <text:s text:c="3"/><text:tab/><text:tab/> |<text:tab/><text:tab/>.<text:tab/> <text:s text:c="6"/>|</text:p>
      <text:p text:style-name="Standard">|<text:tab/><text:tab/>.<text:tab/><text:tab/>|<text:tab/><text:tab/><text:tab/>.<text:tab/><text:tab/>|<text:tab/> <text:s text:c="6"/>.<text:tab/><text:tab/> <text:s/>|<text:tab/> <text:s text:c="2"/>.<text:tab/> <text:s text:c="3"/><text:tab/><text:tab/> |<text:tab/><text:tab/>.<text:tab/> <text:s text:c="6"/>|</text:p>
      <text:p text:style-name="Standard">+---------------+-------------------+---------------------+----------------------+-----------------+*/</text:p>
      <text:p text:style-name="Standard">-- Type your code below:</text:p>
      <text:p text:style-name="Standard"/>
      <text:p text:style-name="Standard">practice=# select n.name as actor_name,sum(r.total_votes)as total_votes, count(m.title)as movie_count,avg(r.avg_rating) as actor_avg_rating, rank() over(order by sum(r.total_votes)desc)ranking from names n full outer join role_mapping rr on n.id=rr.name_id full outer join movie m on rr.movie_id=m.id full outer join ratings r on m.id=r.movie_id where m.country='India' group by actor_name having count(m.title)&gt;= 5 limit 10;</text:p>
      <text:p text:style-name="Standard"><text:s text:c="4"/>actor_name <text:s text:c="3"/>| total_votes | movie_count | <text:s/>actor_avg_rating <text:s/>| ranking </text:p>
      <text:p text:style-name="Standard">------------------+-------------+-------------+--------------------+---------</text:p>
      <text:p text:style-name="Standard"><text:s text:c="18"/>| <text:s text:c="4"/>1290678 | <text:s text:c="8"/>549 | 6.5180327868852459 | <text:s text:c="6"/>1</text:p>
      <text:p text:style-name="Standard"><text:s/>Rajkummar Rao <text:s text:c="3"/>| <text:s text:c="6"/>42560 | <text:s text:c="10"/>6 | 6.8666666666666667 | <text:s text:c="6"/>2</text:p>
      <text:p text:style-name="Standard"><text:s/>Pankaj Tripathi <text:s/>| <text:s text:c="6"/>40728 | <text:s text:c="10"/>5 | 7.4000000000000000 | <text:s text:c="6"/>3</text:p>
      <text:p text:style-name="Standard"><text:s/>Vijay Sethupathi | <text:s text:c="6"/>23114 | <text:s text:c="10"/>5 | 6.1000000000000000 | <text:s text:c="6"/>4</text:p>
      <text:p text:style-name="Standard"><text:s/>Taapsee Pannu <text:s text:c="3"/>| <text:s text:c="6"/>18895 | <text:s text:c="10"/>5 | 6.9800000000000000 | <text:s text:c="6"/>5</text:p>
      <text:p text:style-name="Standard"><text:s/>Dulquer Salmaan <text:s/>| <text:s text:c="6"/>17666 | <text:s text:c="10"/>5 | 6.7000000000000000 | <text:s text:c="6"/>6</text:p>
      <text:p text:style-name="Standard"><text:s/>Mohanlal <text:s text:c="8"/>| <text:s text:c="6"/>17244 | <text:s text:c="10"/>6 | 6.3500000000000000 | <text:s text:c="6"/>7</text:p>
      <text:p text:style-name="Standard"><text:soft-page-break/><text:s/>Fahadh Faasil <text:s text:c="3"/>| <text:s text:c="6"/>13557 | <text:s text:c="10"/>5 | 7.7400000000000000 | <text:s text:c="6"/>8</text:p>
      <text:p text:style-name="Standard"><text:s/>Amit Sadh <text:s text:c="7"/>| <text:s text:c="6"/>13355 | <text:s text:c="10"/>5 | 7.2200000000000000 | <text:s text:c="6"/>9</text:p>
      <text:p text:style-name="Standard"><text:s/>Mammootty <text:s text:c="7"/>| <text:s text:c="6"/>12613 | <text:s text:c="10"/>8 | 6.7125000000000000 | <text:s text:c="5"/>10</text:p>
      <text:p text:style-name="Standard">(10 rows)</text:p>
      <text:p text:style-name="Standard"/>
      <text:p text:style-name="Standard">-- Top actor is Vijay Sethupathi</text:p>
      <text:p text:style-name="Standard"/>
      <text:p text:style-name="Standard"/>
      <text:p text:style-name="Standard">-- Q23.Find out the top five actresses in Hindi movies released in India based on their average ratings? </text:p>
      <text:p text:style-name="Standard">-- Note: The actresses should have acted in at least three Indian movies. </text:p>
      <text:p text:style-name="Standard">-- (Hint: You should use the weighted average based on votes. If the ratings clash, then the total number of votes should act as the tie breaker.)</text:p>
      <text:p text:style-name="Standard">/* Output format:</text:p>
      <text:p text:style-name="Standard">+---------------+-------------------+---------------------+----------------------+-----------------+</text:p>
      <text:p text:style-name="Standard">| actress_name<text:tab/>|<text:tab/>total_votes<text:tab/><text:tab/>|<text:tab/>movie_count<text:tab/><text:tab/> <text:s/>|<text:tab/>actress_avg_rating <text:tab/> |actress_rank<text:tab/> <text:s text:c="2"/>|</text:p>
      <text:p text:style-name="Standard">+---------------+-------------------+---------------------+----------------------+-----------------+</text:p>
      <text:p text:style-name="Standard">|<text:tab/>Tabu<text:tab/><text:tab/>|<text:tab/><text:tab/><text:tab/>3455<text:tab/>|<text:tab/> <text:s text:c="6"/>11<text:tab/><text:tab/> <text:s/>|<text:tab/> <text:s text:c="2"/>8.42<text:tab/> <text:s text:c="3"/><text:tab/><text:tab/> |<text:tab/><text:tab/>1<text:tab/> <text:s text:c="6"/>|</text:p>
      <text:p text:style-name="Standard">|<text:tab/><text:tab/>.<text:tab/><text:tab/>|<text:tab/><text:tab/><text:tab/>.<text:tab/><text:tab/>|<text:tab/> <text:s text:c="6"/>.<text:tab/><text:tab/> <text:s/>|<text:tab/> <text:s text:c="2"/>.<text:tab/> <text:s text:c="3"/><text:tab/><text:tab/> |<text:tab/><text:tab/>.<text:tab/> <text:s text:c="6"/>|</text:p>
      <text:p text:style-name="Standard">|<text:tab/><text:tab/>.<text:tab/><text:tab/>|<text:tab/><text:tab/><text:tab/>.<text:tab/><text:tab/>|<text:tab/> <text:s text:c="6"/>.<text:tab/><text:tab/> <text:s/>|<text:tab/> <text:s text:c="2"/>.<text:tab/> <text:s text:c="3"/><text:tab/><text:tab/> |<text:tab/><text:tab/>.<text:tab/> <text:s text:c="6"/>|</text:p>
      <text:p text:style-name="Standard">|<text:tab/><text:tab/>.<text:tab/><text:tab/>|<text:tab/><text:tab/><text:tab/>.<text:tab/><text:tab/>|<text:tab/> <text:s text:c="6"/>.<text:tab/><text:tab/> <text:s/>|<text:tab/> <text:s text:c="2"/>.<text:tab/> <text:s text:c="3"/><text:tab/><text:tab/> |<text:tab/><text:tab/>.<text:tab/> <text:s text:c="6"/>|</text:p>
      <text:p text:style-name="Standard">+---------------+-------------------+---------------------+----------------------+-----------------+*/</text:p>
      <text:p text:style-name="Standard">-- Type your code below:</text:p>
      <text:p text:style-name="Standard"/>
      <text:p text:style-name="Standard">practice=# select n.name as atress_name, sum(r.total_votes)as total_votes, count(m.title) as movie_count,avg(r.avg_rating)as actoress_avg_rating, rank() over(order by sum(r.total_votes) desc) from names n full outer join role_mapping rr on n.id=rr.name_id full outer join movie m on rr.movie_id=m.id full outer join ratings r on m.id=r.movie_id where m.country='India' and rr.category='actress' group by atress_name having count(m.title)&gt;=3 limit 10;</text:p>
      <text:p text:style-name="Standard"><text:s text:c="5"/>atress_name <text:s text:c="5"/>| total_votes | movie_count | actoress_avg_rating | rank </text:p>
      <text:p text:style-name="Standard">----------------------+-------------+-------------+---------------------+------</text:p>
      <text:p text:style-name="Standard"><text:s/>Kajal Aggarwal <text:s text:c="6"/>| <text:s text:c="6"/>35358 | <text:s text:c="10"/>3 | <text:s/>7.1000000000000000 | <text:s text:c="3"/>1</text:p>
      <text:p text:style-name="Standard"><text:s/>Shraddha Kapoor <text:s text:c="5"/>| <text:s text:c="6"/>26779 | <text:s text:c="10"/>3 | <text:s/>6.3000000000000000 | <text:s text:c="3"/>2</text:p>
      <text:p text:style-name="Standard"><text:s/>Shraddha Srinath <text:s text:c="4"/>| <text:s text:c="6"/>26498 | <text:s text:c="10"/>4 | <text:s/>7.5000000000000000 | <text:s text:c="3"/>3</text:p>
      <text:p text:style-name="Standard"><text:s/>Samantha Ruth Prabhu | <text:s text:c="6"/>25143 | <text:s text:c="10"/>3 | <text:s/>6.7333333333333333 | <text:s text:c="3"/>4</text:p>
      <text:p text:style-name="Standard"><text:s/>Kriti Sanon <text:s text:c="9"/>| <text:s text:c="6"/>21967 | <text:s text:c="10"/>3 | <text:s/>5.9666666666666667 | <text:s text:c="3"/>5</text:p>
      <text:p text:style-name="Standard"><text:s/>Taapsee Pannu <text:s text:c="7"/>| <text:s text:c="6"/>18895 | <text:s text:c="10"/>5 | <text:s/>6.9800000000000000 | <text:s text:c="3"/>6</text:p>
      <text:p text:style-name="Standard"><text:s/>Rakul Preet Singh <text:s text:c="3"/>| <text:s text:c="6"/>12327 | <text:s text:c="10"/>3 | <text:s/>5.4000000000000000 | <text:s text:c="3"/>7</text:p>
      <text:p text:style-name="Standard"><text:s/>Manju Warrier <text:s text:c="7"/>| <text:s text:c="6"/>11276 | <text:s text:c="10"/>5 | <text:s/>6.6800000000000000 | <text:s text:c="3"/>8</text:p>
      <text:p text:style-name="Standard"><text:s/>Rashmika Mandanna <text:s text:c="3"/>| <text:s text:c="6"/>10975 | <text:s text:c="10"/>4 | <text:s/>7.0500000000000000 | <text:s text:c="3"/>9</text:p>
      <text:p text:style-name="Standard"><text:s/>Vidya Balan <text:s text:c="9"/>| <text:s text:c="6"/>10794 | <text:s text:c="10"/>3 | <text:s/>6.9666666666666667 | <text:s text:c="2"/>10</text:p>
      <text:p text:style-name="Standard">(10 rows)</text:p>
      <text:p text:style-name="Standard"/>
      <text:p text:style-name="Standard"/>
      <text:p text:style-name="Standard"/>
      <text:p text:style-name="Standard"/>
      <text:p text:style-name="Standard">/* Taapsee Pannu tops with average rating 7.74. </text:p>
      <text:p text:style-name="Standard"><text:soft-page-break/>Now let us divide all the thriller movies in the following categories and find out their numbers.*/</text:p>
      <text:p text:style-name="Standard"/>
      <text:p text:style-name="Standard"/>
      <text:p text:style-name="Standard">/* Q24. Select thriller movies as per avg rating and classify them in the following category: </text:p>
      <text:p text:style-name="Standard"/>
      <text:p text:style-name="Standard"><text:tab/><text:tab/><text:tab/>Rating &gt; 8: Superhit movies</text:p>
      <text:p text:style-name="Standard"><text:tab/><text:tab/><text:tab/>Rating between 7 and 8: Hit movies</text:p>
      <text:p text:style-name="Standard"><text:tab/><text:tab/><text:tab/>Rating between 5 and 7: One-time-watch movies</text:p>
      <text:p text:style-name="Standard"><text:tab/><text:tab/><text:tab/>Rating &lt; 5: Flop movies</text:p>
      <text:p text:style-name="Standard">--------------------------------------------------------------------------------------------*/</text:p>
      <text:p text:style-name="Standard">-- Type your code below:</text:p>
      <text:p text:style-name="Standard"/>
      <text:p text:style-name="Standard">practice=# select m.title, r.avg_rating, case when r.avg_rating &gt; 8 then 'SUPERDUPER' when r.avg_rating between 7 and 8 then 'HIT' when r.avg_rating between 5 and 7 then '1 t w' else 'Tapasee Pannuu (flop)' end as descriptions from movie m full outer join ratings r on m.id=r.movie_id full outer join genre g on r.movie_id=g.movie_id where g.genre ilike 'thriller' limit 10; </text:p>
      <text:p text:style-name="Standard"><text:s text:c="5"/>title <text:s text:c="5"/>| avg_rating | <text:s text:c="4"/>descriptions <text:s text:c="5"/></text:p>
      <text:p text:style-name="Standard">----------------+------------+-----------------------</text:p>
      <text:p text:style-name="Standard"><text:s/>Der müde Tod <text:s text:c="2"/>| <text:s text:c="7"/>7.7 | HIT</text:p>
      <text:p text:style-name="Standard"><text:s/>Fahrenheit 451 | <text:s text:c="7"/>4.9 | Tapasee Pannuu (flop)</text:p>
      <text:p text:style-name="Standard"><text:s/>Pet Sematary <text:s text:c="2"/>| <text:s text:c="7"/>5.8 | 1 t w</text:p>
      <text:p text:style-name="Standard"><text:s/>Dukun <text:s text:c="9"/>| <text:s text:c="7"/>6.9 | 1 t w</text:p>
      <text:p text:style-name="Standard"><text:s/>Back Roads <text:s text:c="4"/>| <text:s text:c="7"/>7.0 | HIT</text:p>
      <text:p text:style-name="Standard"><text:s/>Countdown <text:s text:c="5"/>| <text:s text:c="7"/>5.4 | 1 t w</text:p>
      <text:p text:style-name="Standard"><text:s/>Staged Killer <text:s/>| <text:s text:c="7"/>3.3 | Tapasee Pannuu (flop)</text:p>
      <text:p text:style-name="Standard"><text:s/>Vellaipookal <text:s text:c="2"/>| <text:s text:c="7"/>7.3 | HIT</text:p>
      <text:p text:style-name="Standard"><text:s/>Uriyadi 2 <text:s text:c="5"/>| <text:s text:c="7"/>7.3 | HIT</text:p>
      <text:p text:style-name="Standard"><text:s/>Incitement <text:s text:c="4"/>| <text:s text:c="7"/>7.5 | HIT</text:p>
      <text:p text:style-name="Standard">(10 rows)</text:p>
      <text:p text:style-name="Standard"/>
      <text:p text:style-name="Standard"/>
      <text:p text:style-name="Standard">/* Until now, you have analysed various tables of the data set. </text:p>
      <text:p text:style-name="Standard">Now, you will perform some tasks that will give you a broader understanding of the data in this segment.*/</text:p>
      <text:p text:style-name="Standard"/>
      <text:p text:style-name="Standard">-- Segment 4:</text:p>
      <text:p text:style-name="Standard"/>
      <text:p text:style-name="Standard">-- Q25. What is the genre-wise running total and moving average of the average movie duration? </text:p>
      <text:p text:style-name="Standard">-- (Note: You need to show the output table in the question.) </text:p>
      <text:p text:style-name="Standard">/* Output format:</text:p>
      <text:p text:style-name="Standard">+---------------+-------------------+---------------------+----------------------+</text:p>
      <text:p text:style-name="Standard">| genre<text:tab/><text:tab/><text:tab/>|<text:tab/>avg_duration<text:tab/>|running_total_duration|moving_avg_duration <text:s/>|</text:p>
      <text:p text:style-name="Standard">+---------------+-------------------+---------------------+----------------------+</text:p>
      <text:p text:style-name="Standard">|<text:tab/>comdy<text:tab/><text:tab/>|<text:tab/><text:tab/><text:tab/>145<text:tab/><text:tab/>|<text:tab/> <text:s text:c="6"/>106.2<text:tab/> <text:s/>|<text:tab/> <text:s text:c="2"/>128.42<text:tab/> <text:s text:c="3"/><text:tab/> |</text:p>
      <text:p text:style-name="Standard">|<text:tab/><text:tab/>.<text:tab/><text:tab/>|<text:tab/><text:tab/><text:tab/>.<text:tab/><text:tab/>|<text:tab/> <text:s text:c="6"/>.<text:tab/><text:tab/> <text:s/>|<text:tab/> <text:s text:c="2"/>.<text:tab/> <text:s text:c="3"/><text:tab/><text:tab/> |</text:p>
      <text:p text:style-name="Standard">|<text:tab/><text:tab/>.<text:tab/><text:tab/>|<text:tab/><text:tab/><text:tab/>.<text:tab/><text:tab/>|<text:tab/> <text:s text:c="6"/>.<text:tab/><text:tab/> <text:s/>|<text:tab/> <text:s text:c="2"/>.<text:tab/> <text:s text:c="3"/><text:tab/><text:tab/> |</text:p>
      <text:p text:style-name="Standard">|<text:tab/><text:tab/>.<text:tab/><text:tab/>|<text:tab/><text:tab/><text:tab/>.<text:tab/><text:tab/>|<text:tab/> <text:s text:c="6"/>.<text:tab/><text:tab/> <text:s/>|<text:tab/> <text:s text:c="2"/>.<text:tab/> <text:s text:c="3"/><text:tab/><text:tab/> |</text:p>
      <text:p text:style-name="Standard"><text:soft-page-break/>+---------------+-------------------+---------------------+----------------------+*/practice=# select g.genre, round(avg(m.duration)) as avg_duration, sum(m.duration) as running_total_duration from genre g full outer join movie m on m.id= g.movie_id group by g.genre;</text:p>
      <text:p text:style-name="Standard"><text:s text:c="3"/>genre <text:s text:c="2"/>| avg_duration | running_total_duration </text:p>
      <text:p text:style-name="Standard">-----------+--------------+------------------------</text:p>
      <text:p text:style-name="Standard"><text:s/>Crime <text:s text:c="4"/>| <text:s text:c="9"/>107 | <text:s text:c="17"/>87033</text:p>
      <text:p text:style-name="Standard"><text:s/>Romance <text:s text:c="2"/>| <text:s text:c="9"/>110 | <text:s text:c="17"/>99238</text:p>
      <text:p text:style-name="Standard"><text:s/>Horror <text:s text:c="3"/>| <text:s text:c="10"/>93 | <text:s text:c="16"/>112011</text:p>
      <text:p text:style-name="Standard"><text:s/>Drama <text:s text:c="4"/>| <text:s text:c="9"/>107 | <text:s text:c="16"/>457529</text:p>
      <text:p text:style-name="Standard"><text:s/>Action <text:s text:c="3"/>| <text:s text:c="9"/>113 | <text:s text:c="16"/>145506</text:p>
      <text:p text:style-name="Standard"><text:s/>Mystery <text:s text:c="2"/>| <text:s text:c="9"/>102 | <text:s text:c="17"/>56499</text:p>
      <text:p text:style-name="Standard"><text:s/>Fantasy <text:s text:c="2"/>| <text:s text:c="9"/>105 | <text:s text:c="17"/>35958</text:p>
      <text:p text:style-name="Standard"><text:s/>Thriller <text:s/>| <text:s text:c="9"/>102 | <text:s text:c="16"/>150739</text:p>
      <text:p text:style-name="Standard"><text:s/>Sci-Fi <text:s text:c="3"/>| <text:s text:c="10"/>98 | <text:s text:c="17"/>36728</text:p>
      <text:p text:style-name="Standard"><text:s/>Comedy <text:s text:c="3"/>| <text:s text:c="9"/>103 | <text:s text:c="16"/>247526</text:p>
      <text:p text:style-name="Standard"><text:s/>Adventure | <text:s text:c="9"/>102 | <text:s text:c="17"/>60206</text:p>
      <text:p text:style-name="Standard"><text:s/>Others <text:s text:c="3"/>| <text:s text:c="9"/>100 | <text:s text:c="17"/>10016</text:p>
      <text:p text:style-name="Standard"><text:s/>Family <text:s text:c="3"/>| <text:s text:c="9"/>101 | <text:s text:c="17"/>30492</text:p>
      <text:p text:style-name="Standard">(13 rows)</text:p>
      <text:p text:style-name="Standard">-- Type your code below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 Round is good to have and not a must have; Same thing applies to sorting</text:p>
      <text:p text:style-name="Standard"/>
      <text:p text:style-name="Standard"/>
      <text:p text:style-name="Standard">-- Let us find top 5 movies of each year with top 3 genres.</text:p>
      <text:p text:style-name="Standard"/>
      <text:p text:style-name="Standard">-- Q26. Which are the five highest-grossing movies of each year that belong to the top three genres? </text:p>
      <text:p text:style-name="Standard">-- (Note: The top 3 genres would have the most number of movies.)</text:p>
      <text:p text:style-name="Standard"/>
      <text:p text:style-name="Standard">/* Output format:</text:p>
      <text:p text:style-name="Standard">+---------------+-------------------+---------------------+----------------------+-----------------+</text:p>
      <text:p text:style-name="Standard">| genre<text:tab/><text:tab/><text:tab/>|<text:tab/>year<text:tab/><text:tab/><text:tab/>|<text:tab/>movie_name<text:tab/><text:tab/> <text:s/>|worldwide_gross_income|movie_rank<text:tab/> <text:s text:c="2"/>|</text:p>
      <text:p text:style-name="Standard">+---------------+-------------------+---------------------+----------------------+-----------------+</text:p>
      <text:p text:style-name="Standard">|<text:tab/>comedy<text:tab/><text:tab/>|<text:tab/><text:tab/><text:tab/>2017<text:tab/>|<text:tab/> <text:s text:c="6"/>indian<text:tab/> <text:s/>|<text:tab/> <text:s text:c="2"/>$103244842<text:tab/> <text:s text:c="4"/>|<text:tab/><text:tab/>1<text:tab/> <text:s text:c="6"/>|</text:p>
      <text:p text:style-name="Standard">|<text:tab/><text:tab/>.<text:tab/><text:tab/>|<text:tab/><text:tab/><text:tab/>.<text:tab/><text:tab/>|<text:tab/> <text:s text:c="6"/>.<text:tab/><text:tab/> <text:s/>|<text:tab/> <text:s text:c="2"/>.<text:tab/> <text:s text:c="3"/><text:tab/><text:tab/> |<text:tab/><text:tab/>.<text:tab/> <text:s text:c="6"/>|</text:p>
      <text:p text:style-name="Standard">|<text:tab/><text:tab/>.<text:tab/><text:tab/>|<text:tab/><text:tab/><text:tab/>.<text:tab/><text:tab/>|<text:tab/> <text:s text:c="6"/>.<text:tab/><text:tab/> <text:s/>|<text:tab/> <text:s text:c="2"/>.<text:tab/> <text:s text:c="3"/><text:tab/><text:tab/> |<text:tab/><text:tab/>.<text:tab/> <text:s text:c="6"/>|</text:p>
      <text:p text:style-name="Standard">|<text:tab/><text:tab/>.<text:tab/><text:tab/>|<text:tab/><text:tab/><text:tab/>.<text:tab/><text:tab/>|<text:tab/> <text:s text:c="6"/>.<text:tab/><text:tab/> <text:s/>|<text:tab/> <text:s text:c="2"/>.<text:tab/> <text:s text:c="3"/><text:tab/><text:tab/> |<text:tab/><text:tab/>.<text:tab/> <text:s text:c="6"/>|</text:p>
      <text:p text:style-name="Standard">+---------------+-------------------+---------------------+----------------------+-----------------+*/</text:p>
      <text:p text:style-name="Standard">-- Type your code below:</text:p>
      <text:p text:style-name="Standard"><text:soft-page-break/></text:p>
      <text:p text:style-name="Standard"/>
      <text:p text:style-name="Standard">-- Top 3 Genres based on most number of movies</text:p>
      <text:p text:style-name="Standard"/>
      <text:p text:style-name="Standard">-- Finally, let’s find out the names of the top two production houses that have produced the highest number of hits among multilingual movies.</text:p>
      <text:p text:style-name="Standard">-- Q27. <text:s/>Which are the top two production houses that have produced the highest number of hits (median rating &gt;= 8) among multilingual movies?</text:p>
      <text:p text:style-name="Standard">/* Output format:</text:p>
      <text:p text:style-name="Standard">+-------------------+-------------------+---------------------+</text:p>
      <text:p text:style-name="Standard">|production_company |movie_count<text:tab/><text:tab/>|<text:tab/><text:tab/>prod_comp_rank|</text:p>
      <text:p text:style-name="Standard">+-------------------+-------------------+---------------------+</text:p>
      <text:p text:style-name="Standard">| The Archers<text:tab/><text:tab/>|<text:tab/><text:tab/>830<text:tab/><text:tab/><text:tab/>|<text:tab/><text:tab/>1<text:tab/> <text:s/><text:tab/><text:tab/> <text:s/>|</text:p>
      <text:p text:style-name="Standard">|<text:tab/>.<text:tab/><text:tab/><text:tab/><text:tab/>|<text:tab/><text:tab/>.<text:tab/><text:tab/><text:tab/>|<text:tab/><text:tab/><text:tab/>.<text:tab/><text:tab/> <text:s/>|</text:p>
      <text:p text:style-name="Standard">|<text:tab/>.<text:tab/><text:tab/><text:tab/><text:tab/>|<text:tab/><text:tab/>.<text:tab/><text:tab/><text:tab/>|<text:tab/><text:tab/><text:tab/>.<text:tab/><text:tab/> <text:s/>|</text:p>
      <text:p text:style-name="Standard">+-------------------+-------------------+---------------------+*/</text:p>
      <text:p text:style-name="Standard">-- Type your code below:</text:p>
      <text:p text:style-name="Standard">practice=# select m.production_company, count(m.title)as movie_count, rank() over(order by count(m.title) desc)as prod_comp_rank from movie m group by production_company limit 10;</text:p>
      <text:p text:style-name="Standard"><text:s text:c="2"/>production_company <text:s text:c="2"/>| movie_count | prod_comp_rank </text:p>
      <text:p text:style-name="Standard">-----------------------+-------------+----------------</text:p>
      <text:p text:style-name="Standard"><text:s text:c="23"/>| <text:s text:c="8"/>528 | <text:s text:c="13"/>1</text:p>
      <text:p text:style-name="Standard"><text:s/>Netflix <text:s text:c="14"/>| <text:s text:c="9"/>20 | <text:s text:c="13"/>2</text:p>
      <text:p text:style-name="Standard"><text:s/>BRON Studios <text:s text:c="9"/>| <text:s text:c="9"/>19 | <text:s text:c="13"/>3</text:p>
      <text:p text:style-name="Standard"><text:s/>Warner Bros. <text:s text:c="9"/>| <text:s text:c="9"/>19 | <text:s text:c="13"/>3</text:p>
      <text:p text:style-name="Standard"><text:s/>Columbia Pictures <text:s text:c="4"/>| <text:s text:c="9"/>17 | <text:s text:c="13"/>5</text:p>
      <text:p text:style-name="Standard"><text:s/>Cartel Pictures <text:s text:c="6"/>| <text:s text:c="9"/>16 | <text:s text:c="13"/>6</text:p>
      <text:p text:style-name="Standard"><text:s/>Constantin Film <text:s text:c="6"/>| <text:s text:c="9"/>16 | <text:s text:c="13"/>6</text:p>
      <text:p text:style-name="Standard"><text:s/>Universal Pictures <text:s text:c="3"/>| <text:s text:c="9"/>15 | <text:s text:c="13"/>8</text:p>
      <text:p text:style-name="Standard"><text:s/>Blumhouse Productions | <text:s text:c="9"/>15 | <text:s text:c="13"/>8</text:p>
      <text:p text:style-name="Standard"><text:s/>BKM Film <text:s text:c="13"/>| <text:s text:c="9"/>14 | <text:s text:c="12"/>10</text:p>
      <text:p text:style-name="Standard">(10 rows)</text:p>
      <text:p text:style-name="Standard"/>
      <text:p text:style-name="Standard"/>
      <text:p text:style-name="Standard"/>
      <text:p text:style-name="Standard">-- Multilingual is the important piece in the above question. It was created using POSITION(',' IN languages)&gt;0 logic</text:p>
      <text:p text:style-name="Standard">-- If there is a comma, that means the movie is of more than one language</text:p>
      <text:p text:style-name="Standard"/>
      <text:p text:style-name="Standard"/>
      <text:p text:style-name="Standard">-- Q28. Who are the top 3 actresses based on number of Super Hit movies (average rating &gt;8) in drama genre?</text:p>
      <text:p text:style-name="Standard">/* Output format:</text:p>
      <text:p text:style-name="Standard">+---------------+-------------------+---------------------+----------------------+-----------------+</text:p>
      <text:p text:style-name="Standard">| actress_name<text:tab/>|<text:tab/>total_votes<text:tab/><text:tab/>|<text:tab/>movie_count<text:tab/><text:tab/> <text:s/>|actress_avg_rating<text:tab/> |actress_rank<text:tab/> <text:s text:c="2"/>|</text:p>
      <text:p text:style-name="Standard">+---------------+-------------------+---------------------+----------------------+-----------------+</text:p>
      <text:p text:style-name="Standard">|<text:tab/>Laura Dern<text:tab/>|<text:tab/><text:tab/><text:tab/>1016<text:tab/>|<text:tab/> <text:s text:c="6"/>1<text:tab/><text:tab/> <text:s/>|<text:tab/> <text:s text:c="2"/>9.60<text:tab/><text:tab/><text:tab/> <text:s text:c="4"/>|<text:tab/><text:tab/>1<text:tab/> <text:s text:c="6"/>|</text:p>
      <text:p text:style-name="Standard"><text:soft-page-break/>|<text:tab/><text:tab/>.<text:tab/><text:tab/>|<text:tab/><text:tab/><text:tab/>.<text:tab/><text:tab/>|<text:tab/> <text:s text:c="6"/>.<text:tab/><text:tab/> <text:s/>|<text:tab/> <text:s text:c="2"/>.<text:tab/> <text:s text:c="3"/><text:tab/><text:tab/> |<text:tab/><text:tab/>.<text:tab/> <text:s text:c="6"/>|</text:p>
      <text:p text:style-name="Standard">|<text:tab/><text:tab/>.<text:tab/><text:tab/>|<text:tab/><text:tab/><text:tab/>.<text:tab/><text:tab/>|<text:tab/> <text:s text:c="6"/>.<text:tab/><text:tab/> <text:s/>|<text:tab/> <text:s text:c="2"/>.<text:tab/> <text:s text:c="3"/><text:tab/><text:tab/> |<text:tab/><text:tab/>.<text:tab/> <text:s text:c="6"/>|</text:p>
      <text:p text:style-name="Standard">+---------------+-------------------+---------------------+----------------------+-----------------+*/</text:p>
      <text:p text:style-name="Standard">-- Type your code below:</text:p>
      <text:p text:style-name="Standard"/>
      <text:p text:style-name="Standard">practice=# select n.name, sum(r.total_votes), count(m.title), avg(r.avg_rating), rank() over( order by sum(r.total_votes) desc) as ranking from names n full outer join role_mapping rr on n.id=rr.name_id full outer join movie m on rr.movie_id=m.id full outer join ratings r on m.id=r.movie_id where r.avg_rating &gt; 8 group by n.name limit 4;</text:p>
      <text:p text:style-name="Standard"><text:s text:c="7"/>name <text:s text:c="7"/>| <text:s text:c="2"/>sum <text:s text:c="2"/>| count | <text:s text:c="7"/>avg <text:s text:c="8"/>| ranking </text:p>
      <text:p text:style-name="Standard">-------------------+---------+-------+--------------------+---------</text:p>
      <text:p text:style-name="Standard"><text:s text:c="19"/>| 1958039 | <text:s text:c="2"/>141 | 8.5780141843971631 | <text:s text:c="6"/>1</text:p>
      <text:p text:style-name="Standard"><text:s/>Mark Ruffalo <text:s text:c="5"/>| 1327930 | <text:s text:c="4"/>2 | 8.5000000000000000 | <text:s text:c="6"/>2</text:p>
      <text:p text:style-name="Standard"><text:s/>Chris Evans <text:s text:c="6"/>| 1327930 | <text:s text:c="4"/>2 | 8.5000000000000000 | <text:s text:c="6"/>2</text:p>
      <text:p text:style-name="Standard"><text:s/>Robert Downey Jr. | 1327930 | <text:s text:c="4"/>2 | 8.5000000000000000 | <text:s text:c="6"/>2</text:p>
      <text:p text:style-name="Standard">(4 rows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/* Q29. Get the following details for top 9 directors (based on number of movies)</text:p>
      <text:p text:style-name="Standard">Director id</text:p>
      <text:p text:style-name="Standard">Name</text:p>
      <text:p text:style-name="Standard">Number of movies</text:p>
      <text:p text:style-name="Standard">Average inter movie duration in days</text:p>
      <text:p text:style-name="Standard">Average movie ratings</text:p>
      <text:p text:style-name="Standard">Total votes</text:p>
      <text:p text:style-name="Standard">Min rating</text:p>
      <text:p text:style-name="Standard">Max rating</text:p>
      <text:p text:style-name="Standard">total movie durations</text:p>
      <text:p text:style-name="Standard"/>
      <text:p text:style-name="Standard">Format:</text:p>
      <text:p text:style-name="Standard">+---------------+-------------------+---------------------+----------------------+--------------+--------------+------------+------------+----------------+</text:p>
      <text:p text:style-name="Standard">| director_id<text:tab/>|<text:tab/>director_name<text:tab/>|<text:tab/>number_of_movies <text:s/>|<text:tab/>avg_inter_movie_days |<text:tab/>avg_rating<text:tab/>| total_votes <text:s/>| min_rating<text:tab/>| max_rating | total_duration |</text:p>
      <text:p text:style-name="Standard">+---------------+-------------------+---------------------+----------------------+--------------+--------------+------------+------------+----------------+</text:p>
      <text:p text:style-name="Standard">|nm1777967<text:tab/><text:tab/>|<text:tab/>A.L. Vijay<text:tab/><text:tab/>|<text:tab/><text:tab/><text:tab/>5<text:tab/><text:tab/> <text:s/>|<text:tab/> <text:s text:c="6"/>177<text:tab/><text:tab/><text:tab/> |<text:tab/> <text:s text:c="2"/>5.65<text:tab/> <text:s text:c="3"/>|<text:tab/>1754<text:tab/> <text:s text:c="2"/>|<text:tab/>3.7<text:tab/><text:tab/>|<text:tab/>6.9<text:tab/><text:tab/> |<text:tab/><text:tab/>613<text:tab/><text:tab/> <text:s/>|</text:p>
      <text:p text:style-name="Standard">|<text:tab/>.<text:tab/><text:tab/><text:tab/>|<text:tab/><text:tab/>.<text:tab/><text:tab/><text:tab/>|<text:tab/><text:tab/><text:tab/>.<text:tab/><text:tab/> <text:s/>|<text:tab/> <text:s text:c="6"/>.<text:tab/><text:tab/><text:tab/> |<text:tab/> <text:s text:c="2"/>.<text:tab/> <text:s text:c="3"/>|<text:tab/>.<text:tab/><text:tab/> <text:s text:c="2"/>|<text:tab/>.<text:tab/><text:tab/>|<text:tab/>.<text:tab/><text:tab/> |<text:tab/><text:tab/>.<text:tab/><text:tab/> <text:s/>|</text:p>
      <text:p text:style-name="Standard">|<text:tab/>.<text:tab/><text:tab/><text:tab/>|<text:tab/><text:tab/>.<text:tab/><text:tab/><text:tab/>|<text:tab/><text:tab/><text:tab/>.<text:tab/><text:tab/> <text:s/>|<text:tab/> <text:s text:c="6"/>.<text:tab/><text:tab/><text:tab/> |<text:tab/> <text:s text:c="2"/>.<text:tab/> <text:s text:c="3"/>|<text:tab/>.<text:tab/><text:tab/> <text:s text:c="2"/>|<text:tab/>.<text:tab/><text:tab/>|<text:tab/>.<text:tab/><text:tab/> |<text:tab/><text:tab/>.<text:tab/><text:tab/> <text:s/>|</text:p>
      <text:p text:style-name="Standard"><text:soft-page-break/>|<text:tab/>.<text:tab/><text:tab/><text:tab/>|<text:tab/><text:tab/>.<text:tab/><text:tab/><text:tab/>|<text:tab/><text:tab/><text:tab/>.<text:tab/><text:tab/> <text:s/>|<text:tab/> <text:s text:c="6"/>.<text:tab/><text:tab/><text:tab/> |<text:tab/> <text:s text:c="2"/>.<text:tab/> <text:s text:c="3"/>|<text:tab/>.<text:tab/><text:tab/> <text:s text:c="2"/>|<text:tab/>.<text:tab/><text:tab/>|<text:tab/>.<text:tab/><text:tab/> |<text:tab/><text:tab/>.<text:tab/><text:tab/> <text:s/>|</text:p>
      <text:p text:style-name="Standard">|<text:tab/>.<text:tab/><text:tab/><text:tab/>|<text:tab/><text:tab/>.<text:tab/><text:tab/><text:tab/>|<text:tab/><text:tab/><text:tab/>.<text:tab/><text:tab/> <text:s/>|<text:tab/> <text:s text:c="6"/>.<text:tab/><text:tab/><text:tab/> |<text:tab/> <text:s text:c="2"/>.<text:tab/> <text:s text:c="3"/>|<text:tab/>.<text:tab/><text:tab/> <text:s text:c="2"/>|<text:tab/>.<text:tab/><text:tab/>|<text:tab/>.<text:tab/><text:tab/> |<text:tab/><text:tab/>.<text:tab/><text:tab/> <text:s/>|</text:p>
      <text:p text:style-name="Standard">|<text:tab/>.<text:tab/><text:tab/><text:tab/>|<text:tab/><text:tab/>.<text:tab/><text:tab/><text:tab/>|<text:tab/><text:tab/><text:tab/>.<text:tab/><text:tab/> <text:s/>|<text:tab/> <text:s text:c="6"/>.<text:tab/><text:tab/><text:tab/> |<text:tab/> <text:s text:c="2"/>.<text:tab/> <text:s text:c="3"/>|<text:tab/>.<text:tab/><text:tab/> <text:s text:c="2"/>|<text:tab/>.<text:tab/><text:tab/>|<text:tab/>.<text:tab/><text:tab/> |<text:tab/><text:tab/>.<text:tab/><text:tab/> <text:s/>|</text:p>
      <text:p text:style-name="Standard">|<text:tab/>.<text:tab/><text:tab/><text:tab/>|<text:tab/><text:tab/>.<text:tab/><text:tab/><text:tab/>|<text:tab/><text:tab/><text:tab/>.<text:tab/><text:tab/> <text:s/>|<text:tab/> <text:s text:c="6"/>.<text:tab/><text:tab/><text:tab/> |<text:tab/> <text:s text:c="2"/>.<text:tab/> <text:s text:c="3"/>|<text:tab/>.<text:tab/><text:tab/> <text:s text:c="2"/>|<text:tab/>.<text:tab/><text:tab/>|<text:tab/>.<text:tab/><text:tab/> |<text:tab/><text:tab/>.<text:tab/><text:tab/> <text:s/>|</text:p>
      <text:p text:style-name="Standard">|<text:tab/>.<text:tab/><text:tab/><text:tab/>|<text:tab/><text:tab/>.<text:tab/><text:tab/><text:tab/>|<text:tab/><text:tab/><text:tab/>.<text:tab/><text:tab/> <text:s/>|<text:tab/> <text:s text:c="6"/>.<text:tab/><text:tab/><text:tab/> |<text:tab/> <text:s text:c="2"/>.<text:tab/> <text:s text:c="3"/>|<text:tab/>.<text:tab/><text:tab/> <text:s text:c="2"/>|<text:tab/>.<text:tab/><text:tab/>|<text:tab/>.<text:tab/><text:tab/> |<text:tab/><text:tab/>.<text:tab/><text:tab/> <text:s/>|</text:p>
      <text:p text:style-name="Standard">|<text:tab/>.<text:tab/><text:tab/><text:tab/>|<text:tab/><text:tab/>.<text:tab/><text:tab/><text:tab/>|<text:tab/><text:tab/><text:tab/>.<text:tab/><text:tab/> <text:s/>|<text:tab/> <text:s text:c="6"/>.<text:tab/><text:tab/><text:tab/> |<text:tab/> <text:s text:c="2"/>.<text:tab/> <text:s text:c="3"/>|<text:tab/>.<text:tab/><text:tab/> <text:s text:c="2"/>|<text:tab/>.<text:tab/><text:tab/>|<text:tab/>.<text:tab/><text:tab/> |<text:tab/><text:tab/>.<text:tab/><text:tab/> <text:s/>|</text:p>
      <text:p text:style-name="Standard">+---------------+-------------------+---------------------+----------------------+--------------+--------------+------------+------------+----------------+</text:p>
      <text:p text:style-name="Standard"/>
      <text:p text:style-name="Standard">--------------------------------------------------------------------------------------------*/</text:p>
      <text:p text:style-name="Standard">-- Type you code below:</text:p>
      <text:p text:style-name="Standard"/>
      <text:p text:style-name="Standard"/>
      <text:p text:style-name="Standard">practice=# select d.name_id as director_id, n.name as director_name, count(m.title), avg(m.duration) as avg_inter_movie_days, avg(r.avg_rating) as avg_rating, sum(r.total_votes)as total_votes, min(r.avg_rating) as min_rating, max(r.avg_rating) as max_rating, sum(m.duration)as total_duration from director_mapping d full outer join names n on d.name_id=n.id full outer join movie m on m.id=n.id full outer join ratings r on m.id=r.movie_id group by director_id, director_name order by director_name desc limit 3;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2T01:52:33.565377859</meta:creation-date>
    <dc:date>2022-05-02T18:51:12.794530068</dc:date>
    <meta:editing-duration>PT12M5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2" meta:paragraph-count="730" meta:word-count="5508" meta:character-count="40083" meta:non-whitespace-character-count="29082"/>
  </office:meta>
</office:document-meta>
</file>